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ObjFEEE6CAA/content.xml"/>
  <manifest:file-entry manifest:media-type="text/xml" manifest:full-path="ObjFEEE6CAA/settings.xml"/>
  <manifest:file-entry manifest:media-type="application/vnd.oasis.opendocument.formula" manifest:full-path="ObjFEEE6CAA/"/>
  <manifest:file-entry manifest:media-type="text/xml" manifest:full-path="ObjFEEE6CAB/content.xml"/>
  <manifest:file-entry manifest:media-type="text/xml" manifest:full-path="ObjFEEE6CAB/settings.xml"/>
  <manifest:file-entry manifest:media-type="application/vnd.oasis.opendocument.formula" manifest:full-path="ObjFEEE6CAB/"/>
  <manifest:file-entry manifest:media-type="text/xml" manifest:full-path="ObjFEEE6CAC/content.xml"/>
  <manifest:file-entry manifest:media-type="text/xml" manifest:full-path="ObjFEEE6CAC/settings.xml"/>
  <manifest:file-entry manifest:media-type="application/vnd.oasis.opendocument.formula" manifest:full-path="ObjFEEE6CAC/"/>
  <manifest:file-entry manifest:media-type="text/xml" manifest:full-path="ObjFEEE6CAD/content.xml"/>
  <manifest:file-entry manifest:media-type="text/xml" manifest:full-path="ObjFEEE6CAD/settings.xml"/>
  <manifest:file-entry manifest:media-type="application/vnd.oasis.opendocument.formula" manifest:full-path="ObjFEEE6CAD/"/>
  <manifest:file-entry manifest:media-type="text/xml" manifest:full-path="ObjFEEE6CAE/content.xml"/>
  <manifest:file-entry manifest:media-type="text/xml" manifest:full-path="ObjFEEE6CAE/settings.xml"/>
  <manifest:file-entry manifest:media-type="application/vnd.oasis.opendocument.formula" manifest:full-path="ObjFEEE6CAE/"/>
  <manifest:file-entry manifest:media-type="text/xml" manifest:full-path="ObjFEEE6CAF/content.xml"/>
  <manifest:file-entry manifest:media-type="text/xml" manifest:full-path="ObjFEEE6CAF/settings.xml"/>
  <manifest:file-entry manifest:media-type="application/vnd.oasis.opendocument.formula" manifest:full-path="ObjFEEE6CAF/"/>
  <manifest:file-entry manifest:media-type="text/xml" manifest:full-path="ObjFEEE6CB0/content.xml"/>
  <manifest:file-entry manifest:media-type="text/xml" manifest:full-path="ObjFEEE6CB0/settings.xml"/>
  <manifest:file-entry manifest:media-type="application/vnd.oasis.opendocument.formula" manifest:full-path="ObjFEEE6CB0/"/>
  <manifest:file-entry manifest:media-type="text/xml" manifest:full-path="ObjFEEE6CB1/content.xml"/>
  <manifest:file-entry manifest:media-type="text/xml" manifest:full-path="ObjFEEE6CB1/settings.xml"/>
  <manifest:file-entry manifest:media-type="application/vnd.oasis.opendocument.formula" manifest:full-path="ObjFEEE6CB1/"/>
  <manifest:file-entry manifest:media-type="text/xml" manifest:full-path="ObjFEEE6CB2/content.xml"/>
  <manifest:file-entry manifest:media-type="text/xml" manifest:full-path="ObjFEEE6CB2/settings.xml"/>
  <manifest:file-entry manifest:media-type="application/vnd.oasis.opendocument.formula" manifest:full-path="ObjFEEE6CB2/"/>
  <manifest:file-entry manifest:media-type="application/vnd.sun.star.oleobject" manifest:full-path="ObjFEEE6CB3"/>
  <manifest:file-entry manifest:media-type="text/xml" manifest:full-path="ObjFEEE6CB4/content.xml"/>
  <manifest:file-entry manifest:media-type="text/xml" manifest:full-path="ObjFEEE6CB4/settings.xml"/>
  <manifest:file-entry manifest:media-type="application/vnd.oasis.opendocument.formula" manifest:full-path="ObjFEEE6CB4/"/>
  <manifest:file-entry manifest:media-type="text/xml" manifest:full-path="ObjFEEE6CB5/content.xml"/>
  <manifest:file-entry manifest:media-type="text/xml" manifest:full-path="ObjFEEE6CB5/settings.xml"/>
  <manifest:file-entry manifest:media-type="application/vnd.oasis.opendocument.formula" manifest:full-path="ObjFEEE6CB5/"/>
  <manifest:file-entry manifest:media-type="application/vnd.sun.star.oleobject" manifest:full-path="ObjFEEE6CB6"/>
  <manifest:file-entry manifest:media-type="application/vnd.sun.star.oleobject" manifest:full-path="ObjFEEE6CB7"/>
  <manifest:file-entry manifest:media-type="text/xml" manifest:full-path="ObjFEEE6CB8/content.xml"/>
  <manifest:file-entry manifest:media-type="text/xml" manifest:full-path="ObjFEEE6CB8/settings.xml"/>
  <manifest:file-entry manifest:media-type="application/vnd.oasis.opendocument.formula" manifest:full-path="ObjFEEE6CB8/"/>
  <manifest:file-entry manifest:media-type="application/vnd.sun.star.oleobject" manifest:full-path="ObjFEEE6CB9"/>
  <manifest:file-entry manifest:media-type="text/xml" manifest:full-path="ObjFEEE6CBA/content.xml"/>
  <manifest:file-entry manifest:media-type="text/xml" manifest:full-path="ObjFEEE6CBA/settings.xml"/>
  <manifest:file-entry manifest:media-type="application/vnd.oasis.opendocument.formula" manifest:full-path="ObjFEEE6CBA/"/>
  <manifest:file-entry manifest:media-type="text/xml" manifest:full-path="ObjFEEE6CBB/content.xml"/>
  <manifest:file-entry manifest:media-type="text/xml" manifest:full-path="ObjFEEE6CBB/settings.xml"/>
  <manifest:file-entry manifest:media-type="application/vnd.oasis.opendocument.formula" manifest:full-path="ObjFEEE6CBB/"/>
  <manifest:file-entry manifest:media-type="text/xml" manifest:full-path="ObjFEEE6CBC/content.xml"/>
  <manifest:file-entry manifest:media-type="text/xml" manifest:full-path="ObjFEEE6CBC/settings.xml"/>
  <manifest:file-entry manifest:media-type="application/vnd.oasis.opendocument.formula" manifest:full-path="ObjFEEE6CBC/"/>
  <manifest:file-entry manifest:media-type="text/xml" manifest:full-path="ObjFEEE6CBD/content.xml"/>
  <manifest:file-entry manifest:media-type="text/xml" manifest:full-path="ObjFEEE6CBD/settings.xml"/>
  <manifest:file-entry manifest:media-type="application/vnd.oasis.opendocument.formula" manifest:full-path="ObjFEEE6CBD/"/>
  <manifest:file-entry manifest:media-type="text/xml" manifest:full-path="ObjFEEE6CBE/content.xml"/>
  <manifest:file-entry manifest:media-type="text/xml" manifest:full-path="ObjFEEE6CBE/settings.xml"/>
  <manifest:file-entry manifest:media-type="application/vnd.oasis.opendocument.formula" manifest:full-path="ObjFEEE6CBE/"/>
  <manifest:file-entry manifest:media-type="text/xml" manifest:full-path="ObjFEEE6CBF/content.xml"/>
  <manifest:file-entry manifest:media-type="text/xml" manifest:full-path="ObjFEEE6CBF/settings.xml"/>
  <manifest:file-entry manifest:media-type="application/vnd.oasis.opendocument.formula" manifest:full-path="ObjFEEE6CBF/"/>
  <manifest:file-entry manifest:media-type="application/binary" manifest:full-path="layout-cache"/>
  <manifest:file-entry manifest:media-type="application/x-openoffice-gdimetafile;windows_formatname=&quot;GDIMetaFile&quot;" manifest:full-path="ObjectReplacements/ObjFEEE6CAA"/>
  <manifest:file-entry manifest:media-type="application/x-openoffice-gdimetafile;windows_formatname=&quot;GDIMetaFile&quot;" manifest:full-path="ObjectReplacements/ObjFEEE6CAB"/>
  <manifest:file-entry manifest:media-type="application/x-openoffice-gdimetafile;windows_formatname=&quot;GDIMetaFile&quot;" manifest:full-path="ObjectReplacements/ObjFEEE6CAC"/>
  <manifest:file-entry manifest:media-type="application/x-openoffice-gdimetafile;windows_formatname=&quot;GDIMetaFile&quot;" manifest:full-path="ObjectReplacements/ObjFEEE6CAD"/>
  <manifest:file-entry manifest:media-type="application/x-openoffice-gdimetafile;windows_formatname=&quot;GDIMetaFile&quot;" manifest:full-path="ObjectReplacements/ObjFEEE6CAE"/>
  <manifest:file-entry manifest:media-type="application/x-openoffice-gdimetafile;windows_formatname=&quot;GDIMetaFile&quot;" manifest:full-path="ObjectReplacements/ObjFEEE6CAF"/>
  <manifest:file-entry manifest:media-type="application/x-openoffice-gdimetafile;windows_formatname=&quot;GDIMetaFile&quot;" manifest:full-path="ObjectReplacements/ObjFEEE6CB0"/>
  <manifest:file-entry manifest:media-type="application/x-openoffice-gdimetafile;windows_formatname=&quot;GDIMetaFile&quot;" manifest:full-path="ObjectReplacements/ObjFEEE6CB1"/>
  <manifest:file-entry manifest:media-type="application/x-openoffice-gdimetafile;windows_formatname=&quot;GDIMetaFile&quot;" manifest:full-path="ObjectReplacements/ObjFEEE6CB2"/>
  <manifest:file-entry manifest:media-type="application/x-openoffice-wmf;windows_formatname=&quot;Image WMF&quot;" manifest:full-path="ObjectReplacements/ObjFEEE6CB3"/>
  <manifest:file-entry manifest:media-type="application/x-openoffice-gdimetafile;windows_formatname=&quot;GDIMetaFile&quot;" manifest:full-path="ObjectReplacements/ObjFEEE6CB4"/>
  <manifest:file-entry manifest:media-type="application/x-openoffice-gdimetafile;windows_formatname=&quot;GDIMetaFile&quot;" manifest:full-path="ObjectReplacements/ObjFEEE6CB5"/>
  <manifest:file-entry manifest:media-type="application/x-openoffice-wmf;windows_formatname=&quot;Image WMF&quot;" manifest:full-path="ObjectReplacements/ObjFEEE6CB6"/>
  <manifest:file-entry manifest:media-type="application/x-openoffice-wmf;windows_formatname=&quot;Image WMF&quot;" manifest:full-path="ObjectReplacements/ObjFEEE6CB7"/>
  <manifest:file-entry manifest:media-type="application/x-openoffice-gdimetafile;windows_formatname=&quot;GDIMetaFile&quot;" manifest:full-path="ObjectReplacements/ObjFEEE6CB8"/>
  <manifest:file-entry manifest:media-type="application/x-openoffice-wmf;windows_formatname=&quot;Image WMF&quot;" manifest:full-path="ObjectReplacements/ObjFEEE6CB9"/>
  <manifest:file-entry manifest:media-type="application/x-openoffice-gdimetafile;windows_formatname=&quot;GDIMetaFile&quot;" manifest:full-path="ObjectReplacements/ObjFEEE6CBA"/>
  <manifest:file-entry manifest:media-type="application/x-openoffice-gdimetafile;windows_formatname=&quot;GDIMetaFile&quot;" manifest:full-path="ObjectReplacements/ObjFEEE6CBB"/>
  <manifest:file-entry manifest:media-type="application/x-openoffice-gdimetafile;windows_formatname=&quot;GDIMetaFile&quot;" manifest:full-path="ObjectReplacements/ObjFEEE6CBC"/>
  <manifest:file-entry manifest:media-type="application/x-openoffice-gdimetafile;windows_formatname=&quot;GDIMetaFile&quot;" manifest:full-path="ObjectReplacements/ObjFEEE6CBD"/>
  <manifest:file-entry manifest:media-type="application/x-openoffice-gdimetafile;windows_formatname=&quot;GDIMetaFile&quot;" manifest:full-path="ObjectReplacements/ObjFEEE6CBE"/>
  <manifest:file-entry manifest:media-type="application/x-openoffice-gdimetafile;windows_formatname=&quot;GDIMetaFile&quot;" manifest:full-path="ObjectReplacements/ObjFEEE6CBF"/>
  <manifest:file-entry manifest:media-type="application/x-openoffice-gdimetafile;windows_formatname=&quot;GDIMetaFile&quot;" manifest:full-path="ObjectReplacements/ObjFEEE6CC0"/>
  <manifest:file-entry manifest:media-type="application/x-openoffice-gdimetafile;windows_formatname=&quot;GDIMetaFile&quot;" manifest:full-path="ObjectReplacements/ObjFEEE6CC1"/>
  <manifest:file-entry manifest:media-type="application/x-openoffice-gdimetafile;windows_formatname=&quot;GDIMetaFile&quot;" manifest:full-path="ObjectReplacements/ObjFEEE6CC2"/>
  <manifest:file-entry manifest:media-type="application/x-openoffice-gdimetafile;windows_formatname=&quot;GDIMetaFile&quot;" manifest:full-path="ObjectReplacements/ObjFEEE6CC3"/>
  <manifest:file-entry manifest:media-type="application/x-openoffice-gdimetafile;windows_formatname=&quot;GDIMetaFile&quot;" manifest:full-path="ObjectReplacements/ObjFEEE6CC4"/>
  <manifest:file-entry manifest:media-type="application/x-openoffice-gdimetafile;windows_formatname=&quot;GDIMetaFile&quot;" manifest:full-path="ObjectReplacements/ObjFEEE6CC5"/>
  <manifest:file-entry manifest:media-type="application/x-openoffice-gdimetafile;windows_formatname=&quot;GDIMetaFile&quot;" manifest:full-path="ObjectReplacements/ObjFEEE6CC6"/>
  <manifest:file-entry manifest:media-type="application/x-openoffice-gdimetafile;windows_formatname=&quot;GDIMetaFile&quot;" manifest:full-path="ObjectReplacements/ObjFEEE6CC7"/>
  <manifest:file-entry manifest:media-type="application/x-openoffice-gdimetafile;windows_formatname=&quot;GDIMetaFile&quot;" manifest:full-path="ObjectReplacements/ObjFEEE6CC8"/>
  <manifest:file-entry manifest:media-type="application/x-openoffice-gdimetafile;windows_formatname=&quot;GDIMetaFile&quot;" manifest:full-path="ObjectReplacements/ObjFEEE6CC9"/>
  <manifest:file-entry manifest:media-type="application/x-openoffice-gdimetafile;windows_formatname=&quot;GDIMetaFile&quot;" manifest:full-path="ObjectReplacements/ObjFEEE6CCA"/>
  <manifest:file-entry manifest:media-type="application/x-openoffice-gdimetafile;windows_formatname=&quot;GDIMetaFile&quot;" manifest:full-path="ObjectReplacements/ObjFEEE6CCB"/>
  <manifest:file-entry manifest:media-type="application/x-openoffice-gdimetafile;windows_formatname=&quot;GDIMetaFile&quot;" manifest:full-path="ObjectReplacements/ObjFEEE6CCC"/>
  <manifest:file-entry manifest:media-type="application/x-openoffice-gdimetafile;windows_formatname=&quot;GDIMetaFile&quot;" manifest:full-path="ObjectReplacements/ObjFEEE6CCD"/>
  <manifest:file-entry manifest:media-type="application/x-openoffice-gdimetafile;windows_formatname=&quot;GDIMetaFile&quot;" manifest:full-path="ObjectReplacements/ObjFEEE6CA1"/>
  <manifest:file-entry manifest:media-type="application/x-openoffice-gdimetafile;windows_formatname=&quot;GDIMetaFile&quot;" manifest:full-path="ObjectReplacements/ObjFEEE6CA2"/>
  <manifest:file-entry manifest:media-type="application/x-openoffice-wmf;windows_formatname=&quot;Image WMF&quot;" manifest:full-path="ObjectReplacements/ObjFEEE6CA3"/>
  <manifest:file-entry manifest:media-type="application/x-openoffice-gdimetafile;windows_formatname=&quot;GDIMetaFile&quot;" manifest:full-path="ObjectReplacements/ObjFEEE6CA4"/>
  <manifest:file-entry manifest:media-type="application/x-openoffice-gdimetafile;windows_formatname=&quot;GDIMetaFile&quot;" manifest:full-path="ObjectReplacements/ObjFEEE6CA5"/>
  <manifest:file-entry manifest:media-type="application/x-openoffice-gdimetafile;windows_formatname=&quot;GDIMetaFile&quot;" manifest:full-path="ObjectReplacements/ObjFEEE6CA6"/>
  <manifest:file-entry manifest:media-type="application/x-openoffice-gdimetafile;windows_formatname=&quot;GDIMetaFile&quot;" manifest:full-path="ObjectReplacements/ObjFEEE6CA7"/>
  <manifest:file-entry manifest:media-type="application/x-openoffice-wmf;windows_formatname=&quot;Image WMF&quot;" manifest:full-path="ObjectReplacements/ObjFEEE6CA8"/>
  <manifest:file-entry manifest:media-type="application/x-openoffice-gdimetafile;windows_formatname=&quot;GDIMetaFile&quot;" manifest:full-path="ObjectReplacements/ObjFEEE6CA9"/>
  <manifest:file-entry manifest:media-type="" manifest:full-path="ObjectReplacements/"/>
  <manifest:file-entry manifest:media-type="text/xml" manifest:full-path="content.xml"/>
  <manifest:file-entry manifest:media-type="text/xml" manifest:full-path="ObjFEEE6CC0/content.xml"/>
  <manifest:file-entry manifest:media-type="text/xml" manifest:full-path="ObjFEEE6CC0/settings.xml"/>
  <manifest:file-entry manifest:media-type="application/vnd.oasis.opendocument.formula" manifest:full-path="ObjFEEE6CC0/"/>
  <manifest:file-entry manifest:media-type="text/xml" manifest:full-path="ObjFEEE6CC1/content.xml"/>
  <manifest:file-entry manifest:media-type="text/xml" manifest:full-path="ObjFEEE6CC1/settings.xml"/>
  <manifest:file-entry manifest:media-type="application/vnd.oasis.opendocument.formula" manifest:full-path="ObjFEEE6CC1/"/>
  <manifest:file-entry manifest:media-type="text/xml" manifest:full-path="ObjFEEE6CC2/content.xml"/>
  <manifest:file-entry manifest:media-type="text/xml" manifest:full-path="ObjFEEE6CC2/settings.xml"/>
  <manifest:file-entry manifest:media-type="application/vnd.oasis.opendocument.formula" manifest:full-path="ObjFEEE6CC2/"/>
  <manifest:file-entry manifest:media-type="text/xml" manifest:full-path="ObjFEEE6CC3/content.xml"/>
  <manifest:file-entry manifest:media-type="text/xml" manifest:full-path="ObjFEEE6CC3/settings.xml"/>
  <manifest:file-entry manifest:media-type="application/vnd.oasis.opendocument.formula" manifest:full-path="ObjFEEE6CC3/"/>
  <manifest:file-entry manifest:media-type="text/xml" manifest:full-path="ObjFEEE6CC4/content.xml"/>
  <manifest:file-entry manifest:media-type="text/xml" manifest:full-path="ObjFEEE6CC4/settings.xml"/>
  <manifest:file-entry manifest:media-type="application/vnd.oasis.opendocument.formula" manifest:full-path="ObjFEEE6CC4/"/>
  <manifest:file-entry manifest:media-type="text/xml" manifest:full-path="ObjFEEE6CC5/content.xml"/>
  <manifest:file-entry manifest:media-type="text/xml" manifest:full-path="ObjFEEE6CC5/settings.xml"/>
  <manifest:file-entry manifest:media-type="application/vnd.oasis.opendocument.formula" manifest:full-path="ObjFEEE6CC5/"/>
  <manifest:file-entry manifest:media-type="text/xml" manifest:full-path="ObjFEEE6CC6/content.xml"/>
  <manifest:file-entry manifest:media-type="text/xml" manifest:full-path="ObjFEEE6CC6/settings.xml"/>
  <manifest:file-entry manifest:media-type="application/vnd.oasis.opendocument.formula" manifest:full-path="ObjFEEE6CC6/"/>
  <manifest:file-entry manifest:media-type="text/xml" manifest:full-path="ObjFEEE6CC7/content.xml"/>
  <manifest:file-entry manifest:media-type="text/xml" manifest:full-path="ObjFEEE6CC7/settings.xml"/>
  <manifest:file-entry manifest:media-type="application/vnd.oasis.opendocument.formula" manifest:full-path="ObjFEEE6CC7/"/>
  <manifest:file-entry manifest:media-type="text/xml" manifest:full-path="ObjFEEE6CC8/content.xml"/>
  <manifest:file-entry manifest:media-type="text/xml" manifest:full-path="ObjFEEE6CC8/settings.xml"/>
  <manifest:file-entry manifest:media-type="application/vnd.oasis.opendocument.formula" manifest:full-path="ObjFEEE6CC8/"/>
  <manifest:file-entry manifest:media-type="text/xml" manifest:full-path="ObjFEEE6CC9/content.xml"/>
  <manifest:file-entry manifest:media-type="text/xml" manifest:full-path="ObjFEEE6CC9/settings.xml"/>
  <manifest:file-entry manifest:media-type="application/vnd.oasis.opendocument.formula" manifest:full-path="ObjFEEE6CC9/"/>
  <manifest:file-entry manifest:media-type="text/xml" manifest:full-path="ObjFEEE6CCA/content.xml"/>
  <manifest:file-entry manifest:media-type="text/xml" manifest:full-path="ObjFEEE6CCA/settings.xml"/>
  <manifest:file-entry manifest:media-type="application/vnd.oasis.opendocument.formula" manifest:full-path="ObjFEEE6CCA/"/>
  <manifest:file-entry manifest:media-type="text/xml" manifest:full-path="ObjFEEE6CCB/content.xml"/>
  <manifest:file-entry manifest:media-type="text/xml" manifest:full-path="ObjFEEE6CCB/settings.xml"/>
  <manifest:file-entry manifest:media-type="application/vnd.oasis.opendocument.formula" manifest:full-path="ObjFEEE6CCB/"/>
  <manifest:file-entry manifest:media-type="text/xml" manifest:full-path="ObjFEEE6CCC/content.xml"/>
  <manifest:file-entry manifest:media-type="text/xml" manifest:full-path="ObjFEEE6CCC/settings.xml"/>
  <manifest:file-entry manifest:media-type="application/vnd.oasis.opendocument.formula" manifest:full-path="ObjFEEE6CCC/"/>
  <manifest:file-entry manifest:media-type="text/xml" manifest:full-path="ObjFEEE6CCD/content.xml"/>
  <manifest:file-entry manifest:media-type="text/xml" manifest:full-path="ObjFEEE6CCD/settings.xml"/>
  <manifest:file-entry manifest:media-type="application/vnd.oasis.opendocument.formula" manifest:full-path="ObjFEEE6CCD/"/>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ObjFEEE6CA1/content.xml"/>
  <manifest:file-entry manifest:media-type="text/xml" manifest:full-path="ObjFEEE6CA1/settings.xml"/>
  <manifest:file-entry manifest:media-type="application/vnd.oasis.opendocument.formula" manifest:full-path="ObjFEEE6CA1/"/>
  <manifest:file-entry manifest:media-type="text/xml" manifest:full-path="ObjFEEE6CA2/content.xml"/>
  <manifest:file-entry manifest:media-type="text/xml" manifest:full-path="ObjFEEE6CA2/settings.xml"/>
  <manifest:file-entry manifest:media-type="application/vnd.oasis.opendocument.formula" manifest:full-path="ObjFEEE6CA2/"/>
  <manifest:file-entry manifest:media-type="text/xml" manifest:full-path="settings.xml"/>
  <manifest:file-entry manifest:media-type="application/vnd.sun.star.oleobject" manifest:full-path="ObjFEEE6CA3"/>
  <manifest:file-entry manifest:media-type="text/xml" manifest:full-path="ObjFEEE6CA4/content.xml"/>
  <manifest:file-entry manifest:media-type="text/xml" manifest:full-path="ObjFEEE6CA4/settings.xml"/>
  <manifest:file-entry manifest:media-type="application/vnd.oasis.opendocument.formula" manifest:full-path="ObjFEEE6CA4/"/>
  <manifest:file-entry manifest:media-type="text/xml" manifest:full-path="ObjFEEE6CA5/content.xml"/>
  <manifest:file-entry manifest:media-type="text/xml" manifest:full-path="ObjFEEE6CA5/settings.xml"/>
  <manifest:file-entry manifest:media-type="application/vnd.oasis.opendocument.formula" manifest:full-path="ObjFEEE6CA5/"/>
  <manifest:file-entry manifest:media-type="text/xml" manifest:full-path="ObjFEEE6CA6/content.xml"/>
  <manifest:file-entry manifest:media-type="text/xml" manifest:full-path="ObjFEEE6CA6/settings.xml"/>
  <manifest:file-entry manifest:media-type="application/vnd.oasis.opendocument.formula" manifest:full-path="ObjFEEE6CA6/"/>
  <manifest:file-entry manifest:media-type="text/xml" manifest:full-path="ObjFEEE6CA7/content.xml"/>
  <manifest:file-entry manifest:media-type="text/xml" manifest:full-path="ObjFEEE6CA7/settings.xml"/>
  <manifest:file-entry manifest:media-type="application/vnd.oasis.opendocument.formula" manifest:full-path="ObjFEEE6CA7/"/>
  <manifest:file-entry manifest:media-type="application/vnd.sun.star.oleobject" manifest:full-path="ObjFEEE6CA8"/>
  <manifest:file-entry manifest:media-type="text/xml" manifest:full-path="ObjFEEE6CA9/content.xml"/>
  <manifest:file-entry manifest:media-type="text/xml" manifest:full-path="ObjFEEE6CA9/settings.xml"/>
  <manifest:file-entry manifest:media-type="application/vnd.oasis.opendocument.formula" manifest:full-path="ObjFEEE6CA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Tahoma1" svg:font-family="Tahoma, Lucidasans, 'Lucida Sans', 'Arial Unicode MS'"/>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Heading_20_1" style:master-page-name="Standard">
      <style:paragraph-properties fo:margin-left="0.25in" fo:margin-right="0in" fo:text-indent="0in" style:auto-text-indent="false"/>
    </style:style>
    <style:style style:name="P2" style:family="paragraph" style:parent-style-name="Standard">
      <style:paragraph-properties fo:margin-left="0.25in" fo:margin-right="0in" fo:text-indent="0.25in" style:auto-text-indent="false"/>
    </style:style>
    <style:style style:name="P3" style:family="paragraph" style:parent-style-name="Standard">
      <style:paragraph-properties fo:margin-left="0.5in" fo:margin-right="0in" fo:text-indent="0.25in" style:auto-text-indent="false"/>
    </style:style>
    <style:style style:name="P4" style:family="paragraph" style:parent-style-name="Standard">
      <style:paragraph-properties fo:margin-left="0.75in" fo:margin-right="0in" fo:text-indent="0.25in" style:auto-text-indent="false"/>
    </style:style>
    <style:style style:name="P5" style:family="paragraph" style:parent-style-name="Standard">
      <style:paragraph-properties fo:margin-left="1.2602in" fo:margin-right="0in" fo:text-indent="-0.2673in" style:auto-text-indent="false"/>
    </style:style>
    <style:style style:name="P6" style:family="paragraph" style:parent-style-name="Standard">
      <style:paragraph-properties fo:margin-left="0.9929in" fo:margin-right="0in" fo:text-indent="-0.2291in" style:auto-text-indent="false"/>
    </style:style>
    <style:style style:name="P7" style:family="paragraph" style:parent-style-name="Standard">
      <style:paragraph-properties fo:margin-left="0.4965in" fo:margin-right="0in" fo:text-indent="-0.2673in" style:auto-text-indent="false"/>
    </style:style>
    <style:style style:name="P8" style:family="paragraph" style:parent-style-name="Standard">
      <style:paragraph-properties fo:margin-left="0.2291in" fo:margin-right="0in" fo:text-indent="0.25in" style:auto-text-indent="false"/>
    </style:style>
    <style:style style:name="P9" style:family="paragraph" style:parent-style-name="Heading_20_2">
      <style:text-properties fo:font-weight="bold" style:font-weight-asian="bold" style:font-weight-complex="normal"/>
    </style:style>
    <style:style style:name="P10" style:family="paragraph" style:parent-style-name="Standard">
      <style:paragraph-properties fo:margin-top="0.111in" fo:margin-bottom="0in" fo:text-align="justify" style:justify-single-word="false" fo:orphans="2" fo:widows="2"/>
    </style:style>
    <style:style style:name="P11" style:family="paragraph" style:parent-style-name="Standard">
      <style:paragraph-properties fo:text-align="justify" style:justify-single-word="false" fo:orphans="2" fo:widows="2"/>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b 58%"/>
    </style:style>
    <style:style style:name="T4" style:family="text">
      <style:text-properties style:text-position="sub 58%" fo:font-style="italic" style:font-style-asian="italic" style:font-style-complex="italic"/>
    </style:style>
    <style:style style:name="T5" style:family="text">
      <style:text-properties style:font-name="Symbol" fo:font-style="italic" style:font-style-asian="italic" style:font-style-complex="italic"/>
    </style:style>
    <style:style style:name="T6" style:family="text">
      <style:text-properties style:font-name="Symbol"/>
    </style:style>
    <style:style style:name="T7" style:family="text">
      <style:text-properties style:text-position="super 58%" fo:font-style="italic" style:font-style-asian="italic" style:font-style-complex="italic"/>
    </style:style>
    <style:style style:name="T8" style:family="text">
      <style:text-properties style:text-position="super 58%" style:font-name="Symbol"/>
    </style:style>
    <style:style style:name="fr1" style:family="graphic" style:parent-style-name="OLE">
      <style:graphic-properties fo:margin-left="0in" fo:margin-right="0in" style:vertical-pos="middle" style:vertical-rel="text" fo:padding-left="0.1102in" fo:padding-right="0.1102in" fo:padding-top="0.0602in" fo:padding-bottom="0.0602in" fo:border="none"/>
    </style:style>
    <style:style style:name="fr2"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5.6677in" draw:visible-area-height="6.3346in" draw:draw-aspect="content"/>
    </style:style>
    <style:style style:name="fr3"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5.0012in" draw:visible-area-height="6.0012in" draw:draw-aspect="content"/>
    </style:style>
    <style:style style:name="fr4" style:family="graphic" style:parent-style-name="OLE">
      <style:graphic-properties fo:margin-left="0in" fo:margin-right="0in" style:vertical-pos="middle" style:vertical-rel="text" fo:padding-left="0.1102in" fo:padding-right="0.1102in" fo:padding-top="0.0602in" fo:padding-bottom="0.0602in" fo:border="none" draw:visible-area-left="0in" draw:visible-area-top="0in" draw:visible-area-width="5.0012in" draw:visible-area-height="6.3346in" draw:draw-aspect="content"/>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Appendix: Implementational Details</text:h>
      <text:p text:style-name="Standard">The model was implemented using the Leabra framework, which is described in detail in O’Reilly and Munakata (2000) and O’Reilly (2001), and summarized here. See Table 1 for a listing of parameter values, nearly all of which are at their default settings. These same parameters and equations have been used to simulate over 40 different models in O’Reilly and Munakata (2000), and a number of other research models. Thus, the model can be viewed as an instantiation of a systematic modeling framework using standardized mechanisms, instead of constructing new mechanisms for each model. The model can be obtained by emailing the first author at oreilly@psych.colorado.edu. </text:p>
      <text:h text:style-name="Heading_20_2" text:outline-level="2">Pseudocode</text:h>
      <text:p text:style-name="Standard">The pseudocode for Leabra is given here, showing exactly how the pieces of the algorithm described in more detail in the subsequent sections fit together. </text:p>
      <text:p text:style-name="Standard">Outer loop: Iterate over events (trials) within an epoch. For each event: </text:p>
      <text:p text:style-name="Standard"><text:span text:style-name="T1">1. <text:s/></text:span>Iterate over minus and plus phases of settling for each event. </text:p>
      <text:p text:style-name="P2"><text:span text:style-name="T1">(a) <text:s/></text:span>At start of settling, for all units: </text:p>
      <text:p text:style-name="P3"><text:span text:style-name="T1">i. <text:s text:c="2"/></text:span>Initialize all state variables (activation, v_m, etc). </text:p>
      <text:p text:style-name="P3"><text:span text:style-name="T1">ii. <text:s/></text:span>Apply external patterns (clamp input in minus, input &amp; output in plus). </text:p>
      <text:p text:style-name="P2"><text:span text:style-name="T1">(b) <text:s/></text:span>During each cycle of settling, for all non-clamped units: </text:p>
      <text:p text:style-name="P3"><text:span text:style-name="T1">i. <text:s text:c="2"/></text:span>Compute excitatory netinput ( or , eq 3). </text:p>
      <text:p text:style-name="P3"><text:span text:style-name="T1">ii. <text:s/></text:span>Compute kWTA inhibition for each layer, based on <draw:frame draw:style-name="fr1" draw:name="Object1" text:anchor-type="as-char" svg:width="0.2925in" svg:height="0.2654in" draw:z-index="0"><draw:object xlink:href="./ObjFEEE6CA1" xlink:type="simple" xlink:show="embed" xlink:actuate="onLoad"/><draw:image xlink:href="./ObjectReplacements/ObjFEEE6CA1" xlink:type="simple" xlink:show="embed" xlink:actuate="onLoad"/></draw:frame> (eq 7): </text:p>
      <text:p text:style-name="P4"><text:span text:style-name="T1">A. <text:s/></text:span>Sort units into two groups based on <draw:frame draw:style-name="fr1" draw:name="Object2" text:anchor-type="as-char" svg:width="0.2925in" svg:height="0.2654in" draw:z-index="1"><draw:object xlink:href="./ObjFEEE6CA2" xlink:type="simple" xlink:show="embed" xlink:actuate="onLoad"/><draw:image xlink:href="./ObjectReplacements/ObjFEEE6CA2" xlink:type="simple" xlink:show="embed" xlink:actuate="onLoad"/></draw:frame>: top <text:s/>and remaining <text:s/>to . </text:p>
      <text:p text:style-name="P5"><text:span text:style-name="T1">B. <text:s/></text:span>If basic, find <text:s/>and <text:s/>highest; if avg-based, compute avg of <text:s/>&amp; . </text:p>
      <text:p text:style-name="P4"><text:span text:style-name="T1">C. <text:s/></text:span>Set inhibitory conductance <text:s/>from <draw:frame draw:style-name="fr2" draw:name="Object3" text:anchor-type="as-char" svg:width="0.2362in" svg:height="0.2634in" draw:z-index="2"><draw:object-ole xlink:href="./ObjFEEE6CA3" xlink:type="simple" xlink:show="embed" xlink:actuate="onLoad"/><draw:image xlink:href="./ObjectReplacements/ObjFEEE6CA3" xlink:type="simple" xlink:show="embed" xlink:actuate="onLoad"/></draw:frame> and <draw:frame draw:style-name="fr1" draw:name="Object4" text:anchor-type="as-char" svg:width="0.4425in" svg:height="0.2654in" draw:z-index="3"><draw:object xlink:href="./ObjFEEE6CA4" xlink:type="simple" xlink:show="embed" xlink:actuate="onLoad"/><draw:image xlink:href="./ObjectReplacements/ObjFEEE6CA4" xlink:type="simple" xlink:show="embed" xlink:actuate="onLoad"/></draw:frame> (eq 6). </text:p>
      <text:p text:style-name="P6"><text:span text:style-name="T1">iii. </text:span>Compute point-neuron activation combining excitatory input &amp; inhibition (eq 1). </text:p>
      <text:p text:style-name="P2"><text:span text:style-name="T1">(c) <text:s/></text:span>After settling, for all units: </text:p>
      <text:p text:style-name="P3"><text:span text:style-name="T1">i. <text:s text:c="2"/></text:span>Record final settling activations as either minus or plus phase (<draw:frame draw:style-name="fr1" draw:name="Object5" text:anchor-type="as-char" svg:width="0.2866in" svg:height="0.2571in" draw:z-index="4"><draw:object xlink:href="./ObjFEEE6CA5" xlink:type="simple" xlink:show="embed" xlink:actuate="onLoad"/><draw:image xlink:href="./ObjectReplacements/ObjFEEE6CA5" xlink:type="simple" xlink:show="embed" xlink:actuate="onLoad"/></draw:frame> or <draw:frame draw:style-name="fr1" draw:name="Object6" text:anchor-type="as-char" svg:width="0.2866in" svg:height="0.2571in" draw:z-index="5"><draw:object xlink:href="./ObjFEEE6CA6" xlink:type="simple" xlink:show="embed" xlink:actuate="onLoad"/><draw:image xlink:href="./ObjectReplacements/ObjFEEE6CA6" xlink:type="simple" xlink:show="embed" xlink:actuate="onLoad"/></draw:frame>). </text:p>
      <text:p text:style-name="P7"><text:span text:style-name="T1">2. <text:s/></text:span>After both phases update the weights (based on linear current weight values), for all connections: </text:p>
      <text:p text:style-name="P8"><text:span text:style-name="T1">(a) <text:s/></text:span>Compute error-driven weight changes (eq 9) with soft weight bounding (eq 10). </text:p>
      <text:p text:style-name="P8"><text:span text:style-name="T1">(b) <text:s/></text:span>Compute Hebbian weight changes from plus-phase activations (eq 8). </text:p>
      <text:p text:style-name="P8"><text:span text:style-name="T1">(c) <text:s/></text:span>Compute net weight change as weighted sum of error-driven and Hebbian (eq 11). </text:p>
      <text:p text:style-name="P8"><text:span text:style-name="T1">(d) <text:s/></text:span>Increment the weights according to net weight change. </text:p>
      <text:h text:style-name="Heading_20_2" text:outline-level="2">Point Neuron Activation Function</text:h>
      <text:p text:style-name="Insert"><text:s/>--------------------------------------------</text:p>
      <text:p text:style-name="Insert"><text:s/>Insert Table 1 about here.</text:p>
      <text:p text:style-name="Insert"><text:s/>-------------------------------------------- </text:p>
      <text:p text:style-name="Insert"/>
      <text:p text:style-name="Standard">Leabra uses a <text:span text:style-name="T2">point neuron</text:span> activation function that models the electrophysiological properties of real neurons, while simplifying their geometry to a single point. This function is nearly as simple computationally as the standard sigmoidal activation function, but the more biologically-based implementation makes it considerably easier to model inhibitory competition, as described below. Further, using this function enables cognitive models to be more easily related to more physiologically detailed simulations, thereby facilitating bridge-building between biology and cognition. </text:p>
      <text:p text:style-name="Standard">The membrane potential V<text:span text:style-name="T3">m</text:span> is updated as a function of ionic conductances <text:span text:style-name="T2">g</text:span> with reversal (driving) potentials <text:span text:style-name="T2">E</text:span> as follows:</text:p>
      <text:p text:style-name="Equation"><text:s/><draw:frame draw:style-name="fr1" draw:name="Object7" text:anchor-type="as-char" svg:width="2.6846in" svg:height="0.4807in" draw:z-index="6"><draw:object xlink:href="./ObjFEEE6CA7" xlink:type="simple" xlink:show="embed" xlink:actuate="onLoad"/><draw:image xlink:href="./ObjectReplacements/ObjFEEE6CA7" xlink:type="simple" xlink:show="embed" xlink:actuate="onLoad"/></draw:frame><text:tab/>(1)</text:p>
      <text:p text:style-name="Standard"><text:bookmark-start text:name="eq_vm"/>with 4 channels (<text:bookmark-end text:name="eq_vm"/><text:span text:style-name="T2">c</text:span>) corresponding to: <text:span text:style-name="T2">e</text:span> excitatory input; <text:span text:style-name="T2">l</text:span> leak current; <text:span text:style-name="T2">i</text:span> inhibitory input.</text:p>
      <text:p text:style-name="Standard"><text:span text:style-name="T1">OPTIONAL:</text:span> and <text:span text:style-name="T2">h</text:span> for a hysteresis channel that reflects the action of a switchable persistent excitatory input --- this <text:span text:style-name="T2">h</text:span> channel is used for the intracellular maintenance mechanism described below. <text:s/></text:p>
      <text:p text:style-name="Standard">Following electrophysiological convention, the overall conductance is decomposed into a time-varying component <text:span text:style-name="T2">g</text:span><text:span text:style-name="T4">c</text:span><text:span text:style-name="T2">(t)</text:span> computed as a function of the dynamic state of the network, and a constant <draw:frame draw:style-name="fr3" draw:name="Object8" text:anchor-type="as-char" svg:width="0.2075in" svg:height="0.2492in" draw:z-index="7"><draw:object-ole xlink:href="./ObjFEEE6CA8" xlink:type="simple" xlink:show="embed" xlink:actuate="onLoad"/><draw:image xlink:href="./ObjectReplacements/ObjFEEE6CA8" xlink:type="simple" xlink:show="embed" xlink:actuate="onLoad"/></draw:frame>that controls the relative influence of the different conductances. <text:s/>The equilibrium potential can be written in a simplified form by setting the excitatory driving potential (<draw:frame draw:style-name="fr1" draw:name="Object9" text:anchor-type="as-char" svg:width="0.2866in" svg:height="0.2425in" draw:z-index="16"><draw:object xlink:href="./ObjFEEE6CA9" xlink:type="simple" xlink:show="embed" xlink:actuate="onLoad"/><draw:image xlink:href="./ObjectReplacements/ObjFEEE6CA9" xlink:type="simple" xlink:show="embed" xlink:actuate="onLoad"/></draw:frame>) to 1 and the leak and inhibitory driving potenials (<draw:frame draw:style-name="fr1" draw:name="Object10" text:anchor-type="as-char" svg:width="0.2543in" svg:height="0.2425in" draw:z-index="17"><draw:object xlink:href="./ObjFEEE6CAA" xlink:type="simple" xlink:show="embed" xlink:actuate="onLoad"/><draw:image xlink:href="./ObjectReplacements/ObjFEEE6CAA" xlink:type="simple" xlink:show="embed" xlink:actuate="onLoad"/></draw:frame> and <draw:frame draw:style-name="fr1" draw:name="Object11" text:anchor-type="as-char" svg:width="0.2543in" svg:height="0.2425in" draw:z-index="18"><draw:object xlink:href="./ObjFEEE6CAB" xlink:type="simple" xlink:show="embed" xlink:actuate="onLoad"/><draw:image xlink:href="./ObjectReplacements/ObjFEEE6CAB" xlink:type="simple" xlink:show="embed" xlink:actuate="onLoad"/></draw:frame>) to 0:</text:p>
      <text:p text:style-name="Equation"><draw:frame draw:style-name="fr1" draw:name="Object12" text:anchor-type="as-char" svg:width="1.7866in" svg:height="0.4925in" draw:z-index="19"><draw:object xlink:href="./ObjFEEE6CAC" xlink:type="simple" xlink:show="embed" xlink:actuate="onLoad"/><draw:image xlink:href="./ObjectReplacements/ObjFEEE6CAC" xlink:type="simple" xlink:show="embed" xlink:actuate="onLoad"/></draw:frame><text:tab/>(2)</text:p>
      <text:p text:style-name="Standard">which shows that the neuron is computing a balance between excitation and the opposing forces of leak and inhibition. <text:s/>This equilibrium form of the equation can be understood in terms of a Bayesian decision making framework (O’Reilly &amp; Munakata, 2000).</text:p>
      <text:p text:style-name="Standard">The excitatory net input/conductance <text:span text:style-name="T2">g</text:span><text:span text:style-name="T4">e</text:span><text:span text:style-name="T2">(t)</text:span> or <text:span text:style-name="T5"></text:span><text:span text:style-name="T4">j</text:span> is computed as the proportion of open excitatory channels as a function of sending activations times the weight values:</text:p>
      <text:p text:style-name="Equation"><draw:frame draw:style-name="fr1" draw:name="Object13" text:anchor-type="as-char" svg:width="2.5311in" svg:height="0.472in" draw:z-index="20"><draw:object xlink:href="./ObjFEEE6CAD" xlink:type="simple" xlink:show="embed" xlink:actuate="onLoad"/><draw:image xlink:href="./ObjectReplacements/ObjFEEE6CAD" xlink:type="simple" xlink:show="embed" xlink:actuate="onLoad"/></draw:frame><text:tab/>(3)</text:p>
      <text:p text:style-name="Standard"><text:bookmark-start text:name="eq_net_in_avg"/>The inhibitory conductance is computed via the kWTA function described in the next section, and leak is a constant.<text:bookmark-end text:name="eq_net_in_avg"/></text:p>
      <text:p text:style-name="Standard">Activation communicated to other cells (<text:span text:style-name="T2">y</text:span><text:span text:style-name="T4">j</text:span>) is a thresholded (<text:span text:style-name="T6"></text:span>) sigmoidal function of the membrane potential with gain parameter <text:span text:style-name="T6"></text:span>:</text:p>
      <text:p text:style-name="Equation"><draw:frame draw:style-name="fr1" draw:name="Object14" text:anchor-type="as-char" svg:width="2.1134in" svg:height="0.7189in" draw:z-index="21"><draw:object xlink:href="./ObjFEEE6CAE" xlink:type="simple" xlink:show="embed" xlink:actuate="onLoad"/><draw:image xlink:href="./ObjectReplacements/ObjFEEE6CAE" xlink:type="simple" xlink:show="embed" xlink:actuate="onLoad"/></draw:frame><text:tab/>(4)</text:p>
      <text:p text:style-name="Standard">where [x]<text:span text:style-name="T3">+</text:span> is a threshold function that returns 0 if <text:span text:style-name="T2">x</text:span>&lt;0 and <text:span text:style-name="T2">x</text:span> if <text:span text:style-name="T2">x</text:span>&gt;0. <text:s/>Note that if it returns 0, we assume <text:span text:style-name="T2">y</text:span><text:span text:style-name="T4">j</text:span><text:span text:style-name="T2">(t)</text:span> = 0, to avoid dividing by 0. <text:s/>As it is, this function has a very sharp threshold, which interferes with graded learning mechanisms (e.g., gradient descent). <text:s/>To produce a less discontinuous deterministic function with a softer threshold, the function is convolved with a Gaussian noise kernel (<draw:frame draw:style-name="fr1" draw:name="Object15" text:anchor-type="as-char" svg:width="1.1417in" svg:height="0.2071in" draw:z-index="22"><draw:object xlink:href="./ObjFEEE6CAF" xlink:type="simple" xlink:show="embed" xlink:actuate="onLoad"/><draw:image xlink:href="./ObjectReplacements/ObjFEEE6CAF" xlink:type="simple" xlink:show="embed" xlink:actuate="onLoad"/></draw:frame>), which reflects the intrinsic processing noise of biological neurons:</text:p>
      <text:p text:style-name="Equation"><draw:frame draw:style-name="fr1" draw:name="Object16" text:anchor-type="as-char" svg:width="2.9689in" svg:height="0.4425in" draw:z-index="23"><draw:object xlink:href="./ObjFEEE6CB0" xlink:type="simple" xlink:show="embed" xlink:actuate="onLoad"/><draw:image xlink:href="./ObjectReplacements/ObjFEEE6CB0" xlink:type="simple" xlink:show="embed" xlink:actuate="onLoad"/></draw:frame><text:bookmark text:name="eq_conv"/><text:tab/>(5)</text:p>
      <text:p text:style-name="Standard">where <text:span text:style-name="T2">x</text:span> represents the [<text:span text:style-name="T2">V</text:span><text:span text:style-name="T4">m</text:span><text:span text:style-name="T2">(t)</text:span> - <text:span text:style-name="T6"></text:span>]<text:span text:style-name="T3">+</text:span> value, and <text:span text:style-name="T2">y</text:span><text:span text:style-name="T7">*</text:span><text:span text:style-name="T4">j</text:span><text:span text:style-name="T2">(x)</text:span> is the noise-convolved activation for that value. <text:s/>In the simulation, this function is implemented using a numerical lookup table.</text:p>
      <text:h text:style-name="Heading_20_2" text:outline-level="2">k-Winners-Take-All Inhibition</text:h>
      <text:p text:style-name="Standard">Leabra uses a kWTA function to achieve inhibitory competition among units within a layer (area). <text:s/>The kWTA function computes a uniform level of inhibitory current for all units in the layer, such that the <text:span text:style-name="T2">k+1</text:span>th most excited unit within a layer is below its firing threshold, while the <text:span text:style-name="T2">k</text:span>th is above threshold. <text:s/>Activation dynamics similar to those produced by the kWTA function have been shown to result from simulated inhibitory interneurons that project both feedforward and feedback inhibition (O’Reilly &amp; Munakata, 2000). <text:s/>Thus, although the kWTA function is somewhat biologically implausible in its implementation (e.g., requiring global information about activation states and using sorting mechanisms), it provides a computationally effective approximation to biologically plausible inhibitory dynamics.</text:p>
      <text:p text:style-name="Standard">KWTA is computed via a uniform level of inhibitory current for all units in the layer as follows:</text:p>
      <text:p text:style-name="Equation"><draw:frame draw:style-name="fr1" draw:name="Object17" text:anchor-type="as-char" svg:width="1.8043in" svg:height="0.2654in" draw:z-index="24"><draw:object xlink:href="./ObjFEEE6CB1" xlink:type="simple" xlink:show="embed" xlink:actuate="onLoad"/><draw:image xlink:href="./ObjectReplacements/ObjFEEE6CB1" xlink:type="simple" xlink:show="embed" xlink:actuate="onLoad"/></draw:frame><text:tab/>(5)</text:p>
      <text:p text:style-name="Standard"><text:bookmark-start text:name="eq_g_i"/>where 0<text:bookmark-end text:name="eq_g_i"/>&lt;<text:span text:style-name="T2">q</text:span>&lt;1 is a parameter for setting the inhibition between the upper bound of g<text:span text:style-name="T8"></text:span><text:span text:style-name="T3">k</text:span> and the lower bound of g<text:span text:style-name="T8"></text:span><text:span text:style-name="T3">k+1</text:span>. <text:s/>These boundary inhibition values are computed as a function of the level of inhibition necessary to keep a unit right at threshold:</text:p>
      <text:p text:style-name="Equation"><draw:frame draw:style-name="fr1" draw:name="Object18" text:anchor-type="as-char" svg:width="2.4634in" svg:height="0.5154in" draw:z-index="8"><draw:object xlink:href="./ObjFEEE6CB2" xlink:type="simple" xlink:show="embed" xlink:actuate="onLoad"/><draw:image xlink:href="./ObjectReplacements/ObjFEEE6CB2" xlink:type="simple" xlink:show="embed" xlink:actuate="onLoad"/></draw:frame><text:tab/>(6)</text:p>
      <text:p text:style-name="Standard"><text:bookmark-start text:name="eq_i_at_thr"/>where <text:bookmark-end text:name="eq_i_at_thr"/><draw:frame draw:style-name="fr4" draw:name="Object19" text:anchor-type="as-char" svg:width="0.2075in" svg:height="0.2634in" draw:z-index="9"><draw:object-ole xlink:href="./ObjFEEE6CB3" xlink:type="simple" xlink:show="embed" xlink:actuate="onLoad"/><draw:image xlink:href="./ObjectReplacements/ObjFEEE6CB3" xlink:type="simple" xlink:show="embed" xlink:actuate="onLoad"/></draw:frame> is the excitatory net input without the bias weight contribution --- this allows the bias weights to override the kWTA constraint.</text:p>
      <text:p text:style-name="Standard"><text:span text:style-name="T1">OPTIONAL:</text:span> In the basic version of the kWTA function, which is relatively rigid about the kWTA constraint, <draw:frame draw:style-name="fr1" draw:name="Object20" text:anchor-type="as-char" svg:width="0.2925in" svg:height="0.2654in" draw:z-index="10"><draw:object xlink:href="./ObjFEEE6CB4" xlink:type="simple" xlink:show="embed" xlink:actuate="onLoad"/><draw:image xlink:href="./ObjectReplacements/ObjFEEE6CB4" xlink:type="simple" xlink:show="embed" xlink:actuate="onLoad"/></draw:frame> and <draw:frame draw:style-name="fr1" draw:name="Object21" text:anchor-type="as-char" svg:width="0.4425in" svg:height="0.2654in" draw:z-index="11"><draw:object xlink:href="./ObjFEEE6CB5" xlink:type="simple" xlink:show="embed" xlink:actuate="onLoad"/><draw:image xlink:href="./ObjectReplacements/ObjFEEE6CB5" xlink:type="simple" xlink:show="embed" xlink:actuate="onLoad"/></draw:frame> are set to the threshold inhibition value for the kth and k+1th most excited units, respectively. <text:s/>Thus, the inhibition is placed exactly to allow <text:span text:style-name="T2">k</text:span> units to be above threshold, and the remainder below threshold. <text:s/>For this version, the <text:span text:style-name="T2">q</text:span> parameter is almost always .25, allowing the kth unit to be sufficiently above the inhibitory threshold.</text:p>
      <text:p text:style-name="Standard"><text:span text:style-name="T1">OPTIONAL:</text:span> In the <text:span text:style-name="T2">average-based</text:span> kWTA version, <draw:frame draw:style-name="fr2" draw:name="Object22" text:anchor-type="as-char" svg:width="0.2362in" svg:height="0.2634in" draw:z-index="12"><draw:object-ole xlink:href="./ObjFEEE6CB6" xlink:type="simple" xlink:show="embed" xlink:actuate="onLoad"/><draw:image xlink:href="./ObjectReplacements/ObjFEEE6CB6" xlink:type="simple" xlink:show="embed" xlink:actuate="onLoad"/></draw:frame> is the average <draw:frame draw:style-name="fr2" draw:name="Object23" text:anchor-type="as-char" svg:width="0.2362in" svg:height="0.2634in" draw:z-index="13"><draw:object-ole xlink:href="./ObjFEEE6CB7" xlink:type="simple" xlink:show="embed" xlink:actuate="onLoad"/><draw:image xlink:href="./ObjectReplacements/ObjFEEE6CB7" xlink:type="simple" xlink:show="embed" xlink:actuate="onLoad"/></draw:frame> value for the top <text:span text:style-name="T2">k</text:span> most excited units, and <draw:frame draw:style-name="fr1" draw:name="Object24" text:anchor-type="as-char" svg:width="0.4425in" svg:height="0.2654in" draw:z-index="14"><draw:object xlink:href="./ObjFEEE6CB8" xlink:type="simple" xlink:show="embed" xlink:actuate="onLoad"/><draw:image xlink:href="./ObjectReplacements/ObjFEEE6CB8" xlink:type="simple" xlink:show="embed" xlink:actuate="onLoad"/></draw:frame> is the average of <draw:frame draw:style-name="fr2" draw:name="Object25" text:anchor-type="as-char" svg:width="0.2362in" svg:height="0.2634in" draw:z-index="15"><draw:object-ole xlink:href="./ObjFEEE6CB9" xlink:type="simple" xlink:show="embed" xlink:actuate="onLoad"/><draw:image xlink:href="./ObjectReplacements/ObjFEEE6CB9" xlink:type="simple" xlink:show="embed" xlink:actuate="onLoad"/></draw:frame> for the remaining <text:span text:style-name="T2">n-k</text:span> units. <text:s/>This version allows for more flexibility in the actual number of units active depending on the nature of the activation distribution in the layer and the value of the <text:span text:style-name="T2">q</text:span> parameter (which is typically between .5 and .7 depending on the level of sparseness in the layer, with a standard default value of .6).</text:p>
      <text:h text:style-name="Heading_20_2" text:outline-level="2">Hebbian and Error-Driven Learning</text:h>
      <text:p text:style-name="Standard">For learning, Leabra uses a combination of error-driven and Hebbian learning. <text:s/>The error-driven component is the symmetric midpoint version of the GeneRec algorithm \cite{OReilly96}, which is functionally equivalent to the deterministic Boltzmann machine and contrastive Hebbian learning (CHL). <text:s/>The network settles in two phases, an expectation (minus) phase where the network's actual output is produced, and an outcome (plus) phase where the target output is experienced, and then computes a simple difference of a pre and postsynaptic activation product across these two phases. <text:s/>For Hebbian learning, Leabra uses essentially the same learning rule used in competitive learning or mixtures-of-Gaussians which can be seen as a variant of the Oja normalization. <text:s/>The error-driven and Hebbian learning components are combined additively at each connection to produce a net weight change.</text:p>
      <text:p text:style-name="Standard">The equation for the Hebbian weight change is:</text:p>
      <text:p text:style-name="Equation"><draw:frame draw:style-name="fr1" draw:name="Object26" text:anchor-type="as-char" svg:width="2.8626in" svg:height="0.2571in" draw:z-index="28"><draw:object xlink:href="./ObjFEEE6CBA" xlink:type="simple" xlink:show="embed" xlink:actuate="onLoad"/><draw:image xlink:href="./ObjectReplacements/ObjFEEE6CBA" xlink:type="simple" xlink:show="embed" xlink:actuate="onLoad"/></draw:frame><text:tab/>(8)</text:p>
      <text:p text:style-name="Standard">and for error-driven learning using CHL:</text:p>
      <text:p text:style-name="Equation"><draw:frame draw:style-name="fr1" draw:name="Object27" text:anchor-type="as-char" svg:width="1.7043in" svg:height="0.2571in" draw:z-index="29"><draw:object xlink:href="./ObjFEEE6CBB" xlink:type="simple" xlink:show="embed" xlink:actuate="onLoad"/><draw:image xlink:href="./ObjectReplacements/ObjFEEE6CBB" xlink:type="simple" xlink:show="embed" xlink:actuate="onLoad"/></draw:frame><text:tab/>(9)</text:p>
      <text:p text:style-name="Standard">which is subject to a soft-weight bounding to keep within the 0-1 range:</text:p>
      <text:p text:style-name="Equation"><draw:frame draw:style-name="fr1" draw:name="Object28" text:anchor-type="as-char" svg:width="2.9098in" svg:height="0.2335in" draw:z-index="30"><draw:object xlink:href="./ObjFEEE6CBC" xlink:type="simple" xlink:show="embed" xlink:actuate="onLoad"/><draw:image xlink:href="./ObjectReplacements/ObjFEEE6CBC" xlink:type="simple" xlink:show="embed" xlink:actuate="onLoad"/></draw:frame><text:tab/>(10)</text:p>
      <text:p text:style-name="Standard">The two terms are then combined additively with a normalized mixing constant <draw:frame draw:style-name="fr1" draw:name="Object29" text:anchor-type="as-char" svg:width="0.4839in" svg:height="0.2335in" draw:z-index="36"><draw:object xlink:href="./ObjFEEE6CBD" xlink:type="simple" xlink:show="embed" xlink:actuate="onLoad"/><draw:image xlink:href="./ObjectReplacements/ObjFEEE6CBD" xlink:type="simple" xlink:show="embed" xlink:actuate="onLoad"/></draw:frame>:</text:p>
      <text:p text:style-name="Equation"><draw:frame draw:style-name="fr1" draw:name="Object30" text:anchor-type="as-char" svg:width="0.0799in" svg:height="0.198in" draw:z-index="37"><draw:object xlink:href="./ObjFEEE6CBE" xlink:type="simple" xlink:show="embed" xlink:actuate="onLoad"/><draw:image xlink:href="./ObjectReplacements/ObjFEEE6CBE" xlink:type="simple" xlink:show="embed" xlink:actuate="onLoad"/></draw:frame><draw:frame draw:style-name="fr1" draw:name="Object31" text:anchor-type="as-char" svg:width="3.2374in" svg:height="0.2335in" draw:z-index="38"><draw:object xlink:href="./ObjFEEE6CBF" xlink:type="simple" xlink:show="embed" xlink:actuate="onLoad"/><draw:image xlink:href="./ObjectReplacements/ObjFEEE6CBF" xlink:type="simple" xlink:show="embed" xlink:actuate="onLoad"/></draw:frame><text:tab/>(11)</text:p>
      <text:h text:style-name="P9" text:outline-level="2">OPTIONAL (PURE HEBBIAN):</text:h>
      <text:h text:style-name="Heading_20_2" text:outline-level="2">Hebbian Learning</text:h>
      <text:p text:style-name="Standard">The simplest form of Hebbian learning adjusts the weights in proportion to the product of the sending (<text:span text:style-name="T2">x</text:span><text:span text:style-name="T4">i</text:span>) and receiving (<text:span text:style-name="T2">y</text:span><text:span text:style-name="T4">j</text:span>) unit activations: <draw:frame draw:style-name="fr1" draw:name="Object32" text:anchor-type="as-char" svg:width="0.922in" svg:height="0.2335in" draw:z-index="39"><draw:object xlink:href="./ObjFEEE6CC0" xlink:type="simple" xlink:show="embed" xlink:actuate="onLoad"/><draw:image xlink:href="./ObjectReplacements/ObjFEEE6CC0" xlink:type="simple" xlink:show="embed" xlink:actuate="onLoad"/></draw:frame>. <text:s/>The weight vector is dominated by the principal eigenvector of the pairwise correlation matrix of the input, but it also grows without bound. <text:s/>Leabra uses essentially the same learning rule used in competitive learning or mixtures-of-Gaussians (Rumelhart &amp; Zipser, 1986; Nowlan, 1990; Grossberg, 1976), which can be seen as a variant of the Oja normalization (Oja, 1982):</text:p>
      <text:p text:style-name="Equation"><draw:frame draw:style-name="fr1" draw:name="Object33" text:anchor-type="as-char" svg:width="2.6811in" svg:height="0.2335in" draw:z-index="31"><draw:object xlink:href="./ObjFEEE6CC1" xlink:type="simple" xlink:show="embed" xlink:actuate="onLoad"/><draw:image xlink:href="./ObjectReplacements/ObjFEEE6CC1" xlink:type="simple" xlink:show="embed" xlink:actuate="onLoad"/></draw:frame><text:tab/>(10)</text:p>
      <text:p text:style-name="Standard">Rumelhart and Zipser (1986) and O’Reilly and Munakata (2000) showed that, when activations are interpreted as probabilities, this equation converges on the conditional probability that the sender is active given that the receiver is active.</text:p>
      <text:p text:style-name="Standard">To renormalize Hebbian learning for sparse input activations, equation 10 can be re-written as follows:</text:p>
      <text:p text:style-name="Equation"><draw:frame draw:style-name="fr1" draw:name="Object34" text:anchor-type="as-char" svg:width="0.0799in" svg:height="0.198in" draw:z-index="32"><draw:object xlink:href="./ObjFEEE6CC2" xlink:type="simple" xlink:show="embed" xlink:actuate="onLoad"/><draw:image xlink:href="./ObjectReplacements/ObjFEEE6CC2" xlink:type="simple" xlink:show="embed" xlink:actuate="onLoad"/></draw:frame><draw:frame draw:style-name="fr1" draw:name="Object35" text:anchor-type="as-char" svg:width="3.252in" svg:height="0.2335in" draw:z-index="33"><draw:object xlink:href="./ObjFEEE6CC3" xlink:type="simple" xlink:show="embed" xlink:actuate="onLoad"/><draw:image xlink:href="./ObjectReplacements/ObjFEEE6CC3" xlink:type="simple" xlink:show="embed" xlink:actuate="onLoad"/></draw:frame><text:tab/>(11)</text:p>
      <text:p text:style-name="Standard">Where an <text:span text:style-name="T2">m</text:span> value of 1 gives equation 10, while a larger value can ensure that the weight value between uncorrelated but sparsely active units is around .5. <text:s/>Specifically, we set <draw:frame draw:style-name="fr1" draw:name="Object36" text:anchor-type="as-char" svg:width="0.6437in" svg:height="0.4535in" draw:z-index="34"><draw:object xlink:href="./ObjFEEE6CC4" xlink:type="simple" xlink:show="embed" xlink:actuate="onLoad"/><draw:image xlink:href="./ObjectReplacements/ObjFEEE6CC4" xlink:type="simple" xlink:show="embed" xlink:actuate="onLoad"/></draw:frame> and <draw:frame draw:style-name="fr1" draw:name="Object37" text:anchor-type="as-char" svg:width="1.5366in" svg:height="0.2335in" draw:z-index="35"><draw:object xlink:href="./ObjFEEE6CC5" xlink:type="simple" xlink:show="embed" xlink:actuate="onLoad"/><draw:image xlink:href="./ObjectReplacements/ObjFEEE6CC5" xlink:type="simple" xlink:show="embed" xlink:actuate="onLoad"/></draw:frame>, where <draw:frame draw:style-name="fr1" draw:name="Object38" text:anchor-type="as-char" svg:width="0.2016in" svg:height="0.2071in" draw:z-index="40"><draw:object xlink:href="./ObjFEEE6CC6" xlink:type="simple" xlink:show="embed" xlink:actuate="onLoad"/><draw:image xlink:href="./ObjectReplacements/ObjFEEE6CC6" xlink:type="simple" xlink:show="embed" xlink:actuate="onLoad"/></draw:frame> is the sending layer’s expected activation level, and <text:span text:style-name="T2">q</text:span><text:span text:style-name="T4">m</text:span> (called savg_cor in the simulator) is the extent to which this sending layer’s average activation is fully corrected for (<text:span text:style-name="T2">q</text:span><text:span text:style-name="T4">m</text:span> = 1 gives full correction, and <text:span text:style-name="T2">q</text:span><text:span text:style-name="T4">m</text:span> = 0 yields no correction).</text:p>
      <text:h text:style-name="P9" text:outline-level="2">OPTIONAL:</text:h>
      <text:h text:style-name="Heading_20_3" text:outline-level="3">Weight Contrast Enhancement</text:h>
      <text:p text:style-name="Standard">One limitation of the Hebbian learning algorithm is that the weights linearly reflect the strength of the conditional probability. <text:s/>This linearity can limit the network’s ability to focus on only the strongest correlations, while ignoring weaker ones. <text:s/>To remedy this limitation, we introduce a contrast enhancement function that magnifies the stronger weights and shrinks the smaller ones in a parametric, continuous fashion. <text:s/>This contrast enhancement is achieved by passing the linear weight values computed by the learning rule through a sigmoidal nonlinearity of the following form:</text:p>
      <text:p text:style-name="Equation"><draw:frame draw:style-name="fr1" draw:name="Object39" text:anchor-type="as-char" svg:width="1.6043in" svg:height="0.7866in" draw:z-index="41"><draw:object xlink:href="./ObjFEEE6CC7" xlink:type="simple" xlink:show="embed" xlink:actuate="onLoad"/><draw:image xlink:href="./ObjectReplacements/ObjFEEE6CC7" xlink:type="simple" xlink:show="embed" xlink:actuate="onLoad"/></draw:frame><text:tab/>(12)</text:p>
      <text:p text:style-name="Standard">Where <draw:frame draw:style-name="fr1" draw:name="Object40" text:anchor-type="as-char" svg:width="0.3272in" svg:height="0.2425in" draw:z-index="42"><draw:object xlink:href="./ObjFEEE6CC8" xlink:type="simple" xlink:show="embed" xlink:actuate="onLoad"/><draw:image xlink:href="./ObjectReplacements/ObjFEEE6CC8" xlink:type="simple" xlink:show="embed" xlink:actuate="onLoad"/></draw:frame> is the contrast-enhanced weight value, and the sigmoidal function is parameterized by an offset <draw:frame draw:style-name="fr1" draw:name="Object41" text:anchor-type="as-char" svg:width="0.1862in" svg:height="0.2071in" draw:z-index="43"><draw:object xlink:href="./ObjFEEE6CC9" xlink:type="simple" xlink:show="embed" xlink:actuate="onLoad"/><draw:image xlink:href="./ObjectReplacements/ObjFEEE6CC9" xlink:type="simple" xlink:show="embed" xlink:actuate="onLoad"/></draw:frame> and a gain <draw:frame draw:style-name="fr1" draw:name="Object42" text:anchor-type="as-char" svg:width="0.2043in" svg:height="0.2071in" draw:z-index="44"><draw:object xlink:href="./ObjFEEE6CCA" xlink:type="simple" xlink:show="embed" xlink:actuate="onLoad"/><draw:image xlink:href="./ObjectReplacements/ObjFEEE6CCA" xlink:type="simple" xlink:show="embed" xlink:actuate="onLoad"/></draw:frame> (standard defaults of 1.25 and 6, respectively, used here).</text:p>
      <text:h text:style-name="P9" text:outline-level="2"/>
      <text:h text:style-name="P9" text:outline-level="2"/>
      <text:h text:style-name="P9" text:outline-level="2">OPTIONAL:</text:h>
      <text:h text:style-name="Heading_20_2" text:outline-level="2">Temporal Differences and Adaptive Critic Gating Mechanisms</text:h>
      <text:p text:style-name="P10">To implement the temporal-differences (TD) algorithm in Leabra, the adaptive critic (AC) unit in the VTA layer has plus-minus phase states that correspond to the expected reward at the previous time step (minus) and the current time step (plus). The difference between these two states is the TD error , which is essentially equivalent to the more standard kinds of error signals computed by the error-driven learning component of Leabra, except that it represents an error of prediction over time, instead of an instantaneous error in the network output. </text:p>
      <text:p text:style-name="P11">The AC–PFC relationship is formalized in the model with the following equations for the gating (multiplicative scaling) terms <text:s/>(the weight scaling of the PFC inputs) and <text:s/>(the weight-scaling of the PFC self-maintenance connections): </text:p>
      <text:p text:style-name="Equation"><draw:frame draw:style-name="fr1" draw:name="Object43" text:anchor-type="as-char" svg:width="1.1217in" svg:height="0.2335in" draw:z-index="25"><draw:object xlink:href="./ObjFEEE6CCB" xlink:type="simple" xlink:show="embed" xlink:actuate="onLoad"/><draw:image xlink:href="./ObjectReplacements/ObjFEEE6CCB" xlink:type="simple" xlink:show="embed" xlink:actuate="onLoad"/></draw:frame><text:tab/>(12)</text:p>
      <text:p text:style-name="Equation"><draw:frame draw:style-name="fr1" draw:name="Object44" text:anchor-type="as-char" svg:width="1.5772in" svg:height="0.2335in" draw:z-index="26"><draw:object xlink:href="./ObjFEEE6CCC" xlink:type="simple" xlink:show="embed" xlink:actuate="onLoad"/><draw:image xlink:href="./ObjectReplacements/ObjFEEE6CCC" xlink:type="simple" xlink:show="embed" xlink:actuate="onLoad"/></draw:frame><text:tab/>(13)</text:p>
      <text:p text:style-name="P11">where <text:s/>is the change in AC activation (TD error), and <text:s/>is a Gaussian random noise value that allows for random trial-and-error exploration (, ). The base-level parameters <text:s/>and <text:s/>determine the basic level of each weight-scaling (gain) parameter, and are set to 0 and 1, respectively. Both of the weight-scaling terms are bounded between 0 and 1. These differences in input and maintenance connections could result from different dopamine receptor affinities, and have the effect that the inputs tend to weakly impact the PFC units except during a positive , while the maintenance connections are relatively strong except during a negative . </text:p>
      <text:h text:style-name="P9" text:outline-level="2">OPTIONAL:</text:h>
      <text:h text:style-name="Heading_20_2" text:outline-level="2">Intracellular Ion Currents for PFC Maintenance</text:h>
      <text:p text:style-name="Standard">The gating function for switching on maintenance was implemented as follows: if any unit in the PFC Gating layer has activation that exceeds the <text:span text:style-name="T2">maintenance threshold</text:span>, the corresponding unit in the PFC Maintenance layer has its intracellular excitatory current (g<text:span text:style-name="T3">h</text:span>) set to the value of the sending unit's (in PFC_Gate) activation, times the amount of excitatory input being received from the sensory input layer:</text:p>
      <text:p text:style-name="Equation"><draw:frame draw:style-name="fr1" draw:name="Object45" text:anchor-type="as-char" svg:width="1.6661in" svg:height="0.5362in" draw:z-index="27"><draw:object xlink:href="./ObjFEEE6CCD" xlink:type="simple" xlink:show="embed" xlink:actuate="onLoad"/><draw:image xlink:href="./ObjectReplacements/ObjFEEE6CCD" xlink:type="simple" xlink:show="embed" xlink:actuate="onLoad"/></draw:frame><text:tab/>(7)</text:p>
      <text:p text:style-name="Standard"><text:bookmark-start text:name="eq_g_h_maint"/>where <text:bookmark-end text:name="eq_g_h_maint"/><text:span text:style-name="T2">x</text:span><text:span text:style-name="T4">i</text:span> is the sending activation, <text:span text:style-name="T5"></text:span><text:span text:style-name="T4">j</text:span> is the net input from the sensory input, and <text:span text:style-name="T6"></text:span><text:span text:style-name="T3">m</text:span> is the maintenance threshold. <text:s/>If the <text:span text:style-name="T2">g</text:span><text:span text:style-name="T4">h</text:span> conductance is non-zero, it contributes a positive excitatory influence on the unit's membrane potent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Tahoma1" svg:font-family="Tahoma, Lucidasans, 'Lucida Sans', 'Arial Unicode MS'"/>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itstream Vera Serif" fo:font-size="12pt" fo:language="en" fo:country="US" style:font-name-asian="Bitstream Vera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line-height="200%" fo:orphans="0" fo:widows="0" fo:text-indent="0.25in" style:auto-text-indent="false" style:text-autospace="none" style:writing-mode="lr-tb"/>
      <style:text-properties style:use-window-font-color="true" style:font-name="Times New Roman" fo:font-size="12pt" fo:language="en" fo:country="US" style:font-name-asian="Times New Roman" style:font-size-asian="12pt" style:language-asian="none" style:country-asian="none"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2in" fo:margin-bottom="0in" fo:text-align="center" style:justify-single-word="false" fo:keep-with-next="always"/>
      <style:text-properties fo:font-size="14pt" style:font-size-asian="14pt" style:font-size-complex="21.5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in" fo:text-indent="0in" style:auto-text-indent="false" fo:keep-with-next="always"/>
      <style:text-properties fo:font-size="14pt" fo:font-style="italic" style:font-size-asian="14pt" style:font-style-asian="italic" style:font-size-complex="18.5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5in" fo:margin-bottom="0in" fo:text-indent="0in" style:auto-text-indent="false" fo:keep-with-next="always"/>
      <style:text-properties fo:font-style="italic" style:font-style-asian="italic" style:font-size-complex="15.5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335in" fo:margin-bottom="0in" fo:text-indent="0in" style:auto-text-indent="false" fo:keep-with-next="always"/>
      <style:text-properties fo:font-style="italic" style:font-style-asian="italic" style:font-size-complex="15.5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165in" fo:margin-bottom="0in" fo:text-indent="0in" style:auto-text-indent="false" fo:keep-with-next="always"/>
      <style:text-properties fo:font-style="italic" style:font-style-asian="italic"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text-properties fo:font-size="10pt" style:font-size-asian="10pt"/>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Insert" style:family="paragraph" style:parent-style-name="Standard">
      <style:paragraph-properties fo:margin-left="0in" fo:margin-right="0in" fo:line-height="100%" fo:text-align="center" style:justify-single-word="false" fo:keep-together="always" fo:orphans="2" fo:widows="2" fo:text-indent="0in" style:auto-text-indent="false" fo:keep-with-next="always"/>
    </style:style>
    <style:style style:name="Bibliography" style:family="paragraph" style:parent-style-name="Standard">
      <style:paragraph-properties fo:margin-left="0.25in" fo:margin-right="0in" fo:text-indent="-0.25in" style:auto-text-indent="false"/>
    </style:style>
    <style:style style:name="Equation" style:family="paragraph" style:parent-style-name="Standard">
      <style:paragraph-properties fo:margin-left="0.5in" fo:margin-right="0in" fo:text-indent="0in" style:auto-text-indent="false">
        <style:tab-stops>
          <style:tab-stop style:position="6in" style:type="right"/>
        </style:tab-stops>
      </style:paragraph-properties>
      <style:text-properties style:font-size-complex="11pt"/>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Endnote_20_Symbol" style:display-name="Endnote Symbol" style:family="text"/>
    <style:style style:name="WW8Num1z0" style:family="text">
      <style:text-properties style:font-name="Times New Roman"/>
    </style:style>
    <style:style style:name="WW-Default_20_Paragraph_20_Font" style:display-name="WW-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text:style-name="WW8Num1z0" style:num-format="1"/>
      <text:list-level-style-number text:level="2" text:style-name="WW8Num1z0" style:num-format="1" text:display-levels="2"/>
      <text:list-level-style-number text:level="3" text:style-name="WW8Num1z0" style:num-format="1" text:display-levels="3"/>
      <text:list-level-style-number text:level="4" text:style-name="WW8Num1z0" style:num-format="A" style:num-letter-sync="true" text:display-levels="4"/>
      <text:list-level-style-number text:level="5" text:style-name="WW8Num1z0" style:num-format=""/>
      <text:list-level-style-number text:level="6" style:num-format="" text:start-value="0"/>
      <text:list-level-style-number text:level="7" style:num-format="" text:start-value="0"/>
      <text:list-level-style-number text:level="8" style:num-format="" text:start-value="0"/>
      <text:list-level-style-number text:level="9" style:num-format="" text:start-value="0"/>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1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Appendix: Implementational Details</dc:title>
    <meta:initial-creator>oreilly</meta:initial-creator>
    <meta:creation-date>2001-02-28T18:51:00</meta:creation-date>
    <dc:creator>Randall O'Reilly</dc:creator>
    <dc:date>2006-02-04T22:14:29</dc:date>
    <dc:language>en-US</dc:language>
    <meta:editing-cycles>15</meta:editing-cycles>
    <meta:editing-duration>PT1H33M44S</meta:editing-duration>
    <meta:user-defined meta:name="Info 1"/>
    <meta:user-defined meta:name="Info 2"/>
    <meta:user-defined meta:name="Info 3"/>
    <meta:user-defined meta:name="Info 4"/>
    <meta:document-statistic meta:table-count="0" meta:image-count="0" meta:object-count="45" meta:page-count="11" meta:paragraph-count="87" meta:word-count="2016" meta:character-count="12903"/>
  </office:meta>
</office:document-meta>
</file>

<file path=ObjFEEE6CA1/content.xml><?xml version="1.0" encoding="utf-8"?>
<!DOCTYPE math  PUBLIC '-//OpenOffice.org//DTD Modified W3C MathML 1.01//EN'  'math.dtd'>
<math:math xmlns:math="http://www.w3.org/1998/Math/MathML">
  <math:semantics>
    <math:mrow>
      <math:mstyle math:fontsize="12pt">
        <math:mrow>
          <math:msubsup>
            <math:mi>g</math:mi>
            <math:mstyle math:fontsize="8pt">
              <math:mrow>
                <math:mi>i</math:mi>
              </math:mrow>
            </math:mstyle>
            <math:mstyle math:fontsize="8pt">
              <math:mrow>
                <math:mo math:stretchy="false"></math:mo>
              </math:mrow>
            </math:mstyle>
          </math:msubsup>
        </math:mrow>
      </math:mstyle>
      <math:mrow/>
    </math:mrow>
    <math:annotation math:encoding="StarMath 5.0"> size 12{g rSub { size 8{i} }  rSup { size 8{%THETA} } } {}</math:annotation>
  </math:semantics>
</math:math>
</file>

<file path=ObjFEEE6CA2/content.xml><?xml version="1.0" encoding="utf-8"?>
<!DOCTYPE math  PUBLIC '-//OpenOffice.org//DTD Modified W3C MathML 1.01//EN'  'math.dtd'>
<math:math xmlns:math="http://www.w3.org/1998/Math/MathML">
  <math:semantics>
    <math:mrow>
      <math:mstyle math:fontsize="12pt">
        <math:mrow>
          <math:msubsup>
            <math:mi>g</math:mi>
            <math:mstyle math:fontsize="8pt">
              <math:mrow>
                <math:mi>i</math:mi>
              </math:mrow>
            </math:mstyle>
            <math:mstyle math:fontsize="8pt">
              <math:mrow>
                <math:mo math:stretchy="false"></math:mo>
              </math:mrow>
            </math:mstyle>
          </math:msubsup>
        </math:mrow>
      </math:mstyle>
      <math:mrow/>
    </math:mrow>
    <math:annotation math:encoding="StarMath 5.0"> size 12{g rSub { size 8{i} }  rSup { size 8{%THETA} } } {}</math:annotation>
  </math:semantics>
</math:math>
</file>

<file path=ObjFEEE6CA4/content.xml><?xml version="1.0" encoding="utf-8"?>
<!DOCTYPE math  PUBLIC '-//OpenOffice.org//DTD Modified W3C MathML 1.01//EN'  'math.dtd'>
<math:math xmlns:math="http://www.w3.org/1998/Math/MathML">
  <math:semantics>
    <math:mrow>
      <math:mstyle math:fontsize="12pt">
        <math:mrow>
          <math:msubsup>
            <math:mi>g</math:mi>
            <math:mstyle math:fontsize="8pt">
              <math:mrow>
                <math:mrow>
                  <math:mi>k</math:mi>
                  <math:mo math:stretchy="false"></math:mo>
                  <math:mn>1</math:mn>
                </math:mrow>
              </math:mrow>
            </math:mstyle>
            <math:mstyle math:fontsize="8pt">
              <math:mrow>
                <math:mo math:stretchy="false"></math:mo>
              </math:mrow>
            </math:mstyle>
          </math:msubsup>
        </math:mrow>
      </math:mstyle>
      <math:mrow/>
    </math:mrow>
    <math:annotation math:encoding="StarMath 5.0"> size 12{g rSub { size 8{k+1} }  rSup { size 8{%THETA} } } {}</math:annotation>
  </math:semantics>
</math:math>
</file>

<file path=ObjFEEE6CA5/content.xml><?xml version="1.0" encoding="utf-8"?>
<!DOCTYPE math  PUBLIC '-//OpenOffice.org//DTD Modified W3C MathML 1.01//EN'  'math.dtd'>
<math:math xmlns:math="http://www.w3.org/1998/Math/MathML">
  <math:semantics>
    <math:mrow>
      <math:mstyle math:fontsize="12pt">
        <math:mrow>
          <math:msubsup>
            <math:mi>y</math:mi>
            <math:mstyle math:fontsize="8pt">
              <math:mrow>
                <math:mi>j</math:mi>
              </math:mrow>
            </math:mstyle>
            <math:mstyle math:fontsize="8pt">
              <math:mrow>
                <math:mrow>
                  <math:mo math:stretchy="false">−</math:mo>
                  <math:mrow/>
                </math:mrow>
              </math:mrow>
            </math:mstyle>
          </math:msubsup>
        </math:mrow>
      </math:mstyle>
      <math:mrow/>
    </math:mrow>
    <math:annotation math:encoding="StarMath 5.0"> size 12{y rSub { size 8{j} }  rSup { size 8{ - {}} } } {}</math:annotation>
  </math:semantics>
</math:math>
</file>

<file path=ObjFEEE6CA6/content.xml><?xml version="1.0" encoding="utf-8"?>
<!DOCTYPE math  PUBLIC '-//OpenOffice.org//DTD Modified W3C MathML 1.01//EN'  'math.dtd'>
<math:math xmlns:math="http://www.w3.org/1998/Math/MathML">
  <math:semantics>
    <math:mrow>
      <math:mstyle math:fontsize="12pt">
        <math:mrow>
          <math:msubsup>
            <math:mi>y</math:mi>
            <math:mstyle math:fontsize="8pt">
              <math:mrow>
                <math:mi>j</math:mi>
              </math:mrow>
            </math:mstyle>
            <math:mstyle math:fontsize="8pt">
              <math:mrow>
                <math:mrow>
                  <math:mo math:stretchy="false"></math:mo>
                  <math:mrow/>
                </math:mrow>
              </math:mrow>
            </math:mstyle>
          </math:msubsup>
        </math:mrow>
      </math:mstyle>
      <math:mrow/>
    </math:mrow>
    <math:annotation math:encoding="StarMath 5.0"> size 12{y rSub { size 8{j} }  rSup { size 8{+{}} } } {}</math:annotation>
  </math:semantics>
</math:math>
</file>

<file path=ObjFEEE6CA7/content.xml><?xml version="1.0" encoding="utf-8"?>
<!DOCTYPE math  PUBLIC '-//OpenOffice.org//DTD Modified W3C MathML 1.01//EN'  'math.dtd'>
<math:math xmlns:math="http://www.w3.org/1998/Math/MathML">
  <math:semantics>
    <math:mrow>
      <math:mstyle math:fontsize="12pt">
        <math:mrow>
          <math:mrow>
            <math:mrow>
              <math:mfrac>
                <math:mrow>
                  <math:mstyle math:fontstyle="italic">
                    <math:mrow>
                      <math:msub>
                        <math:mtext>dV</math:mtext>
                        <math:mstyle math:fontsize="8pt">
                          <math:mrow>
                            <math:mi>m</math:mi>
                          </math:mrow>
                        </math:mstyle>
                      </math:msub>
                    </math:mrow>
                  </math:mstyle>
                  <math:mo math:stretchy="false"></math:mo>
                  <math:mi>t</math:mi>
                  <math:mo math:stretchy="false"></math:mo>
                </math:mrow>
                <math:mstyle math:fontstyle="italic">
                  <math:mrow>
                    <math:mtext>dt</math:mtext>
                  </math:mrow>
                </math:mstyle>
              </math:mfrac>
              <math:mo math:stretchy="false">=</math:mo>
              <math:mo math:stretchy="false"></math:mo>
            </math:mrow>
            <math:mrow>
              <math:munder>
                <math:mo math:stretchy="false">∑</math:mo>
                <math:mstyle math:fontsize="8pt">
                  <math:mrow>
                    <math:mi>c</math:mi>
                  </math:mrow>
                </math:mstyle>
              </math:munder>
              <math:mrow>
                <math:msub>
                  <math:mi>g</math:mi>
                  <math:mstyle math:fontsize="8pt">
                    <math:mrow>
                      <math:mi>c</math:mi>
                    </math:mrow>
                  </math:mstyle>
                </math:msub>
                <math:mo math:stretchy="false"></math:mo>
                <math:mi>t</math:mi>
                <math:mo math:stretchy="false"></math:mo>
                <math:mover math:accent="true">
                  <math:msub>
                    <math:mi>g</math:mi>
                    <math:mstyle math:fontsize="8pt">
                      <math:mrow>
                        <math:mi>c</math:mi>
                      </math:mrow>
                    </math:mstyle>
                  </math:msub>
                  <math:mo math:stretchy="false"></math:mo>
                </math:mover>
              </math:mrow>
            </math:mrow>
            <math:mo math:stretchy="false"></math:mo>
            <math:mrow>
              <math:msub>
                <math:mi>E</math:mi>
                <math:mstyle math:fontsize="8pt">
                  <math:mrow>
                    <math:mi>c</math:mi>
                  </math:mrow>
                </math:mstyle>
              </math:msub>
              <math:mo math:stretchy="false">−</math:mo>
              <math:msub>
                <math:mi>V</math:mi>
                <math:mstyle math:fontsize="8pt">
                  <math:mrow>
                    <math:mi>m</math:mi>
                  </math:mrow>
                </math:mstyle>
              </math:msub>
            </math:mrow>
            <math:mo math:stretchy="false"></math:mo>
            <math:mi>t</math:mi>
            <math:mo math:stretchy="false"></math:mo>
            <math:mo math:stretchy="false"></math:mo>
          </math:mrow>
        </math:mrow>
      </math:mstyle>
      <math:mrow/>
    </math:mrow>
    <math:annotation math:encoding="StarMath 5.0"> size 12{ {  { ital "dV" rSub { size 8{m} }  \( t \) }  over  { ital "dt"} } =%tau Sum cSub { size 8{c} }  {g rSub { size 8{c} }  \( t \)  bar  {g} rSub { size 8{c} } }  \( E rSub { size 8{c} }  - V rSub { size 8{m} }  \( t \)  \) } {}</math:annotation>
  </math:semantics>
</math:math>
</file>

<file path=ObjFEEE6CA9/content.xml><?xml version="1.0" encoding="utf-8"?>
<!DOCTYPE math  PUBLIC '-//OpenOffice.org//DTD Modified W3C MathML 1.01//EN'  'math.dtd'>
<math:math xmlns:math="http://www.w3.org/1998/Math/MathML">
  <math:semantics>
    <math:mrow>
      <math:mstyle math:fontsize="12pt">
        <math:mrow>
          <math:msub>
            <math:mi>E</math:mi>
            <math:mstyle math:fontsize="8pt">
              <math:mrow>
                <math:mi>e</math:mi>
              </math:mrow>
            </math:mstyle>
          </math:msub>
        </math:mrow>
      </math:mstyle>
      <math:mrow/>
    </math:mrow>
    <math:annotation math:encoding="StarMath 5.0"> size 12{E rSub { size 8{e} } } {}</math:annotation>
  </math:semantics>
</math:math>
</file>

<file path=ObjFEEE6CAA/content.xml><?xml version="1.0" encoding="utf-8"?>
<!DOCTYPE math  PUBLIC '-//OpenOffice.org//DTD Modified W3C MathML 1.01//EN'  'math.dtd'>
<math:math xmlns:math="http://www.w3.org/1998/Math/MathML">
  <math:semantics>
    <math:mrow>
      <math:mstyle math:fontsize="12pt">
        <math:mrow>
          <math:msub>
            <math:mi>E</math:mi>
            <math:mstyle math:fontsize="8pt">
              <math:mrow>
                <math:mi>l</math:mi>
              </math:mrow>
            </math:mstyle>
          </math:msub>
        </math:mrow>
      </math:mstyle>
      <math:mrow/>
    </math:mrow>
    <math:annotation math:encoding="StarMath 5.0"> size 12{E rSub { size 8{l} } } {}</math:annotation>
  </math:semantics>
</math:math>
</file>

<file path=ObjFEEE6CAB/content.xml><?xml version="1.0" encoding="utf-8"?>
<!DOCTYPE math  PUBLIC '-//OpenOffice.org//DTD Modified W3C MathML 1.01//EN'  'math.dtd'>
<math:math xmlns:math="http://www.w3.org/1998/Math/MathML">
  <math:semantics>
    <math:mrow>
      <math:mstyle math:fontsize="12pt">
        <math:mrow>
          <math:msub>
            <math:mi>E</math:mi>
            <math:mstyle math:fontsize="8pt">
              <math:mrow>
                <math:mi>i</math:mi>
              </math:mrow>
            </math:mstyle>
          </math:msub>
        </math:mrow>
      </math:mstyle>
      <math:mrow/>
    </math:mrow>
    <math:annotation math:encoding="StarMath 5.0"> size 12{E rSub { size 8{i} } } {}</math:annotation>
  </math:semantics>
</math:math>
</file>

<file path=ObjFEEE6CAC/content.xml><?xml version="1.0" encoding="utf-8"?>
<!DOCTYPE math  PUBLIC '-//OpenOffice.org//DTD Modified W3C MathML 1.01//EN'  'math.dtd'>
<math:math xmlns:math="http://www.w3.org/1998/Math/MathML">
  <math:semantics>
    <math:mrow>
      <math:mstyle math:fontsize="12pt">
        <math:mrow>
          <math:mrow>
            <math:msubsup>
              <math:mi>V</math:mi>
              <math:mstyle math:fontsize="8pt">
                <math:mrow>
                  <math:mi>m</math:mi>
                </math:mrow>
              </math:mstyle>
              <math:mstyle math:fontsize="8pt">
                <math:mrow>
                  <math:mo math:stretchy="false">∞</math:mo>
                </math:mrow>
              </math:mstyle>
            </math:msubsup>
            <math:mo math:stretchy="false">=</math:mo>
            <math:mfrac>
              <math:mrow>
                <math:msub>
                  <math:mi>g</math:mi>
                  <math:mstyle math:fontsize="8pt">
                    <math:mrow>
                      <math:mi>e</math:mi>
                    </math:mrow>
                  </math:mstyle>
                </math:msub>
                <math:mover math:accent="true">
                  <math:msub>
                    <math:mi>g</math:mi>
                    <math:mstyle math:fontsize="8pt">
                      <math:mrow>
                        <math:mi>e</math:mi>
                      </math:mrow>
                    </math:mstyle>
                  </math:msub>
                  <math:mo math:stretchy="false"></math:mo>
                </math:mover>
              </math:mrow>
              <math:mrow>
                <math:msub>
                  <math:mi>g</math:mi>
                  <math:mstyle math:fontsize="8pt">
                    <math:mrow>
                      <math:mi>e</math:mi>
                    </math:mrow>
                  </math:mstyle>
                </math:msub>
                <math:mrow>
                  <math:mover math:accent="true">
                    <math:msub>
                      <math:mi>g</math:mi>
                      <math:mstyle math:fontsize="8pt">
                        <math:mrow>
                          <math:mi>e</math:mi>
                        </math:mrow>
                      </math:mstyle>
                    </math:msub>
                    <math:mo math:stretchy="false"></math:mo>
                  </math:mover>
                  <math:mo math:stretchy="false"></math:mo>
                  <math:msub>
                    <math:mi>g</math:mi>
                    <math:mstyle math:fontsize="8pt">
                      <math:mrow>
                        <math:mi>l</math:mi>
                      </math:mrow>
                    </math:mstyle>
                  </math:msub>
                </math:mrow>
                <math:mrow>
                  <math:mover math:accent="true">
                    <math:msub>
                      <math:mi>g</math:mi>
                      <math:mstyle math:fontsize="8pt">
                        <math:mrow>
                          <math:mi>l</math:mi>
                        </math:mrow>
                      </math:mstyle>
                    </math:msub>
                    <math:mo math:stretchy="false"></math:mo>
                  </math:mover>
                  <math:mo math:stretchy="false"></math:mo>
                  <math:msub>
                    <math:mi>g</math:mi>
                    <math:mstyle math:fontsize="8pt">
                      <math:mrow>
                        <math:mi>i</math:mi>
                      </math:mrow>
                    </math:mstyle>
                  </math:msub>
                </math:mrow>
                <math:mover math:accent="true">
                  <math:msub>
                    <math:mi>g</math:mi>
                    <math:mstyle math:fontsize="8pt">
                      <math:mrow>
                        <math:mi>i</math:mi>
                      </math:mrow>
                    </math:mstyle>
                  </math:msub>
                  <math:mo math:stretchy="false"></math:mo>
                </math:mover>
              </math:mrow>
            </math:mfrac>
          </math:mrow>
        </math:mrow>
      </math:mstyle>
      <math:mrow/>
    </math:mrow>
    <math:annotation math:encoding="StarMath 5.0"> size 12{V rSub { size 8{m} }  rSup { size 8{ infinity } } = {  {g rSub { size 8{e} }  bar  {g} rSub { size 8{e} } }  over  {g rSub { size 8{e} }  bar  {g} rSub { size 8{e} } +g rSub { size 8{l} }  bar  {g} rSub { size 8{l} } +g rSub { size 8{i} }  bar  {g} rSub { size 8{i} } } } } {}</math:annotation>
  </math:semantics>
</math:math>
</file>

<file path=ObjFEEE6CAD/content.xml><?xml version="1.0" encoding="utf-8"?>
<!DOCTYPE math  PUBLIC '-//OpenOffice.org//DTD Modified W3C MathML 1.01//EN'  'math.dtd'>
<math:math xmlns:math="http://www.w3.org/1998/Math/MathML">
  <math:semantics>
    <math:mrow>
      <math:mstyle math:fontsize="12pt">
        <math:mrow>
          <math:mrow>
            <math:mrow>
              <math:msub>
                <math:mo math:stretchy="false"></math:mo>
                <math:mstyle math:fontsize="8pt">
                  <math:mrow>
                    <math:mi>j</math:mi>
                  </math:mrow>
                </math:mstyle>
              </math:msub>
              <math:mo math:stretchy="false">=</math:mo>
              <math:msub>
                <math:mi>g</math:mi>
                <math:mstyle math:fontsize="8pt">
                  <math:mrow>
                    <math:mi>e</math:mi>
                  </math:mrow>
                </math:mstyle>
              </math:msub>
            </math:mrow>
            <math:mo math:stretchy="false"></math:mo>
            <math:mi>t</math:mi>
            <math:mo math:stretchy="false"></math:mo>
            <math:mtext>=&lt;</math:mtext>
            <math:msub>
              <math:mi>x</math:mi>
              <math:mstyle math:fontsize="8pt">
                <math:mrow>
                  <math:mi>i</math:mi>
                </math:mrow>
              </math:mstyle>
            </math:msub>
            <math:msub>
              <math:mi>w</math:mi>
              <math:mstyle math:fontsize="8pt">
                <math:mrow>
                  <math:mstyle math:fontstyle="italic">
                    <math:mrow>
                      <math:mtext>ij</math:mtext>
                    </math:mrow>
                  </math:mstyle>
                </math:mrow>
              </math:mstyle>
            </math:msub>
            <math:mtext>&gt;=</math:mtext>
            <math:mfrac>
              <math:mn>1</math:mn>
              <math:mi>n</math:mi>
            </math:mfrac>
            <math:mrow>
              <math:munderover>
                <math:mo math:stretchy="false">∑</math:mo>
                <math:mstyle math:fontsize="8pt">
                  <math:mrow>
                    <math:mi>i</math:mi>
                  </math:mrow>
                </math:mstyle>
                <math:mrow/>
              </math:munderover>
              <math:mrow>
                <math:msub>
                  <math:mi>x</math:mi>
                  <math:mstyle math:fontsize="8pt">
                    <math:mrow>
                      <math:mi>i</math:mi>
                    </math:mrow>
                  </math:mstyle>
                </math:msub>
                <math:msub>
                  <math:mi>w</math:mi>
                  <math:mstyle math:fontsize="8pt">
                    <math:mrow>
                      <math:mstyle math:fontstyle="italic">
                        <math:mrow>
                          <math:mtext>ij</math:mtext>
                        </math:mrow>
                      </math:mstyle>
                    </math:mrow>
                  </math:mstyle>
                </math:msub>
              </math:mrow>
            </math:mrow>
          </math:mrow>
        </math:mrow>
      </math:mstyle>
      <math:mrow/>
    </math:mrow>
    <math:annotation math:encoding="StarMath 5.0"> size 12{%eta rSub { size 8{j} } =g rSub { size 8{e} }  \( t \) "=&lt;"x rSub { size 8{i} } w rSub { size 8{ ital "ij"} } "&gt;=" {  {1}  over  {n} }  Sum cSub { size 8{i} }  cSup {}  {x rSub { size 8{i} } w rSub { size 8{ ital "ij"} } } } {}</math:annotation>
  </math:semantics>
</math:math>
</file>

<file path=ObjFEEE6CAE/content.xml><?xml version="1.0" encoding="utf-8"?>
<!DOCTYPE math  PUBLIC '-//OpenOffice.org//DTD Modified W3C MathML 1.01//EN'  'math.dtd'>
<math:math xmlns:math="http://www.w3.org/1998/Math/MathML">
  <math:semantics>
    <math:mrow>
      <math:mstyle math:fontsize="12pt">
        <math:mrow>
          <math:mrow>
            <math:msub>
              <math:mi>y</math:mi>
              <math:mstyle math:fontsize="8pt">
                <math:mrow>
                  <math:mi>j</math:mi>
                </math:mrow>
              </math:mstyle>
            </math:msub>
            <math:mo math:stretchy="false"></math:mo>
            <math:mi>t</math:mi>
            <math:mrow>
              <math:mo math:stretchy="false"></math:mo>
              <math:mo math:stretchy="false">=</math:mo>
              <math:mfrac>
                <math:mn>1</math:mn>
                <math:mfenced math:open="" math:close="">
                  <math:mrow>
                    <math:mn>1</math:mn>
                    <math:mo math:stretchy="false"></math:mo>
                    <math:mfrac>
                      <math:mn>1</math:mn>
                      <math:mrow>
                        <math:mo math:stretchy="false"></math:mo>
                        <math:mo math:stretchy="false">[</math:mo>
                        <math:msub>
                          <math:mi>V</math:mi>
                          <math:mstyle math:fontsize="8pt">
                            <math:mrow>
                              <math:mi>m</math:mi>
                            </math:mrow>
                          </math:mstyle>
                        </math:msub>
                        <math:mo math:stretchy="false"></math:mo>
                        <math:mi>t</math:mi>
                        <math:mrow>
                          <math:mo math:stretchy="false"></math:mo>
                          <math:mo math:stretchy="false">−</math:mo>
                          <math:mo math:stretchy="false"></math:mo>
                        </math:mrow>
                        <math:msub>
                          <math:mo math:stretchy="false">]</math:mo>
                          <math:mstyle math:fontsize="8pt">
                            <math:mrow>
                              <math:mrow>
                                <math:mo math:stretchy="false"></math:mo>
                                <math:mrow/>
                              </math:mrow>
                            </math:mrow>
                          </math:mstyle>
                        </math:msub>
                      </math:mrow>
                    </math:mfrac>
                  </math:mrow>
                </math:mfenced>
              </math:mfrac>
            </math:mrow>
          </math:mrow>
        </math:mrow>
      </math:mstyle>
      <math:mrow/>
    </math:mrow>
    <math:annotation math:encoding="StarMath 5.0"> size 12{y rSub { size 8{j} }  \( t \) = {  {1}  over  { left (1+ {  {1}  over  {%gamma \[ V rSub { size 8{m} }  \( t \)  - %THETA \]  rSub { size 8{+{}} } } }  right )} } } {}</math:annotation>
  </math:semantics>
</math:math>
</file>

<file path=ObjFEEE6CAF/content.xml><?xml version="1.0" encoding="utf-8"?>
<!DOCTYPE math  PUBLIC '-//OpenOffice.org//DTD Modified W3C MathML 1.01//EN'  'math.dtd'>
<math:math xmlns:math="http://www.w3.org/1998/Math/MathML">
  <math:semantics>
    <math:mrow>
      <math:mstyle math:fontsize="12pt">
        <math:mrow>
          <math:mrow>
            <math:mrow>
              <math:mo math:stretchy="false"></math:mo>
              <math:mo math:stretchy="false">=</math:mo>
              <math:mn>0,</math:mn>
            </math:mrow>
            <math:mrow>
              <math:mo math:stretchy="false"></math:mo>
              <math:mo math:stretchy="false">=</math:mo>
              <math:mtext>.</math:mtext>
            </math:mrow>
            <math:mtext>005</math:mtext>
          </math:mrow>
        </math:mrow>
      </math:mstyle>
      <math:mrow/>
    </math:mrow>
    <math:annotation math:encoding="StarMath 5.0"> size 12{%mu=0,%sigma= "." "005"} {}</math:annotation>
  </math:semantics>
</math:math>
</file>

<file path=ObjFEEE6CB0/content.xml><?xml version="1.0" encoding="utf-8"?>
<!DOCTYPE math  PUBLIC '-//OpenOffice.org//DTD Modified W3C MathML 1.01//EN'  'math.dtd'>
<math:math xmlns:math="http://www.w3.org/1998/Math/MathML">
  <math:semantics>
    <math:mrow>
      <math:mstyle math:fontsize="12pt">
        <math:mrow>
          <math:mrow>
            <math:msubsup>
              <math:mi>y</math:mi>
              <math:mstyle math:fontsize="8pt">
                <math:mrow>
                  <math:mi>j</math:mi>
                </math:mrow>
              </math:mstyle>
              <math:mstyle math:fontsize="8pt">
                <math:mrow>
                  <math:mrow/>
                </math:mrow>
              </math:mstyle>
            </math:msubsup>
            <math:mo math:stretchy="false"></math:mo>
            <math:mi>x</math:mi>
            <math:mrow>
              <math:mo math:stretchy="false"></math:mo>
              <math:mo math:stretchy="false">=</math:mo>
              <math:mrow>
                <math:msubsup>
                  <math:mo math:stretchy="false">∫</math:mo>
                  <math:mrow>
                    <math:mo math:stretchy="false">−</math:mo>
                    <math:mo math:stretchy="false">∞</math:mo>
                  </math:mrow>
                  <math:mo math:stretchy="false">∞</math:mo>
                </math:msubsup>
                <math:mrow>
                  <math:mfrac>
                    <math:mn>1</math:mn>
                    <math:mrow>
                      <math:msqrt>
                        <math:mrow>
                          <math:mn>2</math:mn>
                          <math:mstyle math:fontstyle="italic">
                            <math:mrow>
                              <math:mo math:stretchy="false"></math:mo>
                            </math:mrow>
                          </math:mstyle>
                        </math:mrow>
                      </math:msqrt>
                      <math:mo math:stretchy="false"></math:mo>
                    </math:mrow>
                  </math:mfrac>
                  <math:msup>
                    <math:mi>e</math:mi>
                    <math:mstyle math:fontsize="8pt">
                      <math:mrow>
                        <math:mrow>
                          <math:mrow>
                            <math:mrow>
                              <math:mo math:stretchy="false">−</math:mo>
                              <math:msup>
                                <math:mi>z</math:mi>
                                <math:mstyle math:fontsize="6pt">
                                  <math:mrow>
                                    <math:mn>2</math:mn>
                                  </math:mrow>
                                </math:mstyle>
                              </math:msup>
                            </math:mrow>
                            <math:mo math:stretchy="false">/</math:mo>
                            <math:mo math:stretchy="false"></math:mo>
                          </math:mrow>
                          <math:mn>2</math:mn>
                          <math:msup>
                            <math:mo math:stretchy="false"></math:mo>
                            <math:mstyle math:fontsize="6pt">
                              <math:mrow>
                                <math:mn>2</math:mn>
                              </math:mrow>
                            </math:mstyle>
                          </math:msup>
                          <math:mo math:stretchy="false"></math:mo>
                        </math:mrow>
                      </math:mrow>
                    </math:mstyle>
                  </math:msup>
                  <math:msub>
                    <math:mi>y</math:mi>
                    <math:mi>j</math:mi>
                  </math:msub>
                  <math:mstyle math:fontsize="12pt">
                    <math:mrow>
                      <math:mrow>
                        <math:mo math:stretchy="false"></math:mo>
                        <math:mrow>
                          <math:mi>z</math:mi>
                          <math:mo math:stretchy="false">−</math:mo>
                          <math:mi>x</math:mi>
                        </math:mrow>
                        <math:mo math:stretchy="false"></math:mo>
                        <math:mstyle math:fontstyle="italic">
                          <math:mrow>
                            <math:mtext>dz</math:mtext>
                          </math:mrow>
                        </math:mstyle>
                      </math:mrow>
                    </math:mrow>
                  </math:mstyle>
                </math:mrow>
              </math:mrow>
            </math:mrow>
          </math:mrow>
        </math:mrow>
      </math:mstyle>
      <math:mrow/>
    </math:mrow>
    <math:annotation math:encoding="StarMath 5.0"> size 12{y rSub { size 8{j} }  rSup { size 8{*} }  \( x \) = Int rSub { -  infinity }  rSup { infinity }  { {  {1}  over  { sqrt {2 ital %pi} %sigma} } e rSup { size 8{ - z rSup { size 6{2} } / \( 2%sigma rSup { size 6{2} }  \) } } y rSub {j}  size 12{ \( z - x \)  ital "dz"}} } {}</math:annotation>
  </math:semantics>
</math:math>
</file>

<file path=ObjFEEE6CB1/content.xml><?xml version="1.0" encoding="utf-8"?>
<!DOCTYPE math  PUBLIC '-//OpenOffice.org//DTD Modified W3C MathML 1.01//EN'  'math.dtd'>
<math:math xmlns:math="http://www.w3.org/1998/Math/MathML">
  <math:semantics>
    <math:mrow>
      <math:mstyle math:fontsize="12pt">
        <math:mrow>
          <math:mrow>
            <math:mrow>
              <math:msub>
                <math:mi>g</math:mi>
                <math:mstyle math:fontsize="8pt">
                  <math:mrow>
                    <math:mi>i</math:mi>
                  </math:mrow>
                </math:mstyle>
              </math:msub>
              <math:mo math:stretchy="false">=</math:mo>
              <math:mrow>
                <math:msubsup>
                  <math:mi>g</math:mi>
                  <math:mstyle math:fontsize="8pt">
                    <math:mrow>
                      <math:mrow>
                        <math:mi>k</math:mi>
                        <math:mo math:stretchy="false"></math:mo>
                        <math:mn>1</math:mn>
                      </math:mrow>
                    </math:mrow>
                  </math:mstyle>
                  <math:mstyle math:fontsize="8pt">
                    <math:mrow>
                      <math:mo math:stretchy="false"></math:mo>
                    </math:mrow>
                  </math:mstyle>
                </math:msubsup>
                <math:mo math:stretchy="false"></math:mo>
                <math:mi>q</math:mi>
              </math:mrow>
            </math:mrow>
            <math:mo math:stretchy="false"></math:mo>
            <math:mrow>
              <math:msubsup>
                <math:mi>g</math:mi>
                <math:mstyle math:fontsize="8pt">
                  <math:mrow>
                    <math:mi>k</math:mi>
                  </math:mrow>
                </math:mstyle>
                <math:mstyle math:fontsize="8pt">
                  <math:mrow>
                    <math:mo math:stretchy="false"></math:mo>
                  </math:mrow>
                </math:mstyle>
              </math:msubsup>
              <math:mo math:stretchy="false">−</math:mo>
              <math:msubsup>
                <math:mi>g</math:mi>
                <math:mstyle math:fontsize="8pt">
                  <math:mrow>
                    <math:mrow>
                      <math:mi>k</math:mi>
                      <math:mo math:stretchy="false"></math:mo>
                      <math:mn>1</math:mn>
                    </math:mrow>
                  </math:mrow>
                </math:mstyle>
                <math:mstyle math:fontsize="8pt">
                  <math:mrow>
                    <math:mo math:stretchy="false"></math:mo>
                  </math:mrow>
                </math:mstyle>
              </math:msubsup>
            </math:mrow>
            <math:mo math:stretchy="false"></math:mo>
          </math:mrow>
        </math:mrow>
      </math:mstyle>
      <math:mrow/>
    </math:mrow>
    <math:annotation math:encoding="StarMath 5.0"> size 12{g rSub { size 8{i} } =g rSub { size 8{k+1} }  rSup { size 8{%THETA} } +q \( g rSub { size 8{k} }  rSup { size 8{%THETA} }  - g rSub { size 8{k+1} }  rSup { size 8{%THETA} }  \) } {}</math:annotation>
  </math:semantics>
</math:math>
</file>

<file path=ObjFEEE6CB2/content.xml><?xml version="1.0" encoding="utf-8"?>
<!DOCTYPE math  PUBLIC '-//OpenOffice.org//DTD Modified W3C MathML 1.01//EN'  'math.dtd'>
<math:math xmlns:math="http://www.w3.org/1998/Math/MathML">
  <math:semantics>
    <math:mrow>
      <math:mstyle math:fontsize="12pt">
        <math:mrow>
          <math:mrow>
            <math:msubsup>
              <math:mi>g</math:mi>
              <math:mstyle math:fontsize="8pt">
                <math:mrow>
                  <math:mi>i</math:mi>
                </math:mrow>
              </math:mstyle>
              <math:mstyle math:fontsize="8pt">
                <math:mrow>
                  <math:mo math:stretchy="false"></math:mo>
                </math:mrow>
              </math:mstyle>
            </math:msubsup>
            <math:mo math:stretchy="false">=</math:mo>
            <math:mfrac>
              <math:mrow>
                <math:msubsup>
                  <math:mi>g</math:mi>
                  <math:mstyle math:fontsize="8pt">
                    <math:mrow>
                      <math:mi>e</math:mi>
                    </math:mrow>
                  </math:mstyle>
                  <math:mstyle math:fontsize="8pt">
                    <math:mrow>
                      <math:mrow/>
                    </math:mrow>
                  </math:mstyle>
                </math:msubsup>
                <math:mover math:accent="true">
                  <math:msub>
                    <math:mi>g</math:mi>
                    <math:mstyle math:fontsize="8pt">
                      <math:mrow>
                        <math:mi>e</math:mi>
                      </math:mrow>
                    </math:mstyle>
                  </math:msub>
                  <math:mo math:stretchy="false"></math:mo>
                </math:mover>
                <math:mo math:stretchy="false"></math:mo>
                <math:mrow>
                  <math:msub>
                    <math:mi>E</math:mi>
                    <math:mstyle math:fontsize="8pt">
                      <math:mrow>
                        <math:mi>e</math:mi>
                      </math:mrow>
                    </math:mstyle>
                  </math:msub>
                  <math:mo math:stretchy="false">−</math:mo>
                  <math:mo math:stretchy="false"></math:mo>
                </math:mrow>
                <math:mrow>
                  <math:mo math:stretchy="false"></math:mo>
                  <math:mo math:stretchy="false"></math:mo>
                  <math:msub>
                    <math:mi>g</math:mi>
                    <math:mstyle math:fontsize="8pt">
                      <math:mrow>
                        <math:mi>l</math:mi>
                      </math:mrow>
                    </math:mstyle>
                  </math:msub>
                </math:mrow>
                <math:mover math:accent="true">
                  <math:msub>
                    <math:mi>g</math:mi>
                    <math:mstyle math:fontsize="8pt">
                      <math:mrow>
                        <math:mi>l</math:mi>
                      </math:mrow>
                    </math:mstyle>
                  </math:msub>
                  <math:mo math:stretchy="false"></math:mo>
                </math:mover>
                <math:mo math:stretchy="false"></math:mo>
                <math:mrow>
                  <math:msub>
                    <math:mi>E</math:mi>
                    <math:mstyle math:fontsize="8pt">
                      <math:mrow>
                        <math:mi>l</math:mi>
                      </math:mrow>
                    </math:mstyle>
                  </math:msub>
                  <math:mo math:stretchy="false">−</math:mo>
                  <math:mo math:stretchy="false"></math:mo>
                </math:mrow>
                <math:mo math:stretchy="false"></math:mo>
              </math:mrow>
              <math:mrow>
                <math:mo math:stretchy="false"></math:mo>
                <math:mo math:stretchy="false">−</math:mo>
                <math:msub>
                  <math:mi>E</math:mi>
                  <math:mstyle math:fontsize="8pt">
                    <math:mrow>
                      <math:mi>i</math:mi>
                    </math:mrow>
                  </math:mstyle>
                </math:msub>
              </math:mrow>
            </math:mfrac>
          </math:mrow>
        </math:mrow>
      </math:mstyle>
      <math:mrow/>
    </math:mrow>
    <math:annotation math:encoding="StarMath 5.0"> size 12{g rSub { size 8{i} }  rSup { size 8{ %THETA } } = {  {g rSub { size 8{e} }  rSup { size 8{*} }  bar  {g} rSub { size 8{e} }  \( E rSub { size 8{e} }  - %THETA \) +g rSub { size 8{l} }  bar  {g} rSub { size 8{l} }  \( E rSub { size 8{l} }  - %THETA \) }  over  {%THETA - E rSub { size 8{i} } } } } {}</math:annotation>
  </math:semantics>
</math:math>
</file>

<file path=ObjFEEE6CB4/content.xml><?xml version="1.0" encoding="utf-8"?>
<!DOCTYPE math  PUBLIC '-//OpenOffice.org//DTD Modified W3C MathML 1.01//EN'  'math.dtd'>
<math:math xmlns:math="http://www.w3.org/1998/Math/MathML">
  <math:semantics>
    <math:mrow>
      <math:mstyle math:fontsize="12pt">
        <math:mrow>
          <math:msubsup>
            <math:mi>g</math:mi>
            <math:mstyle math:fontsize="8pt">
              <math:mrow>
                <math:mi>k</math:mi>
              </math:mrow>
            </math:mstyle>
            <math:mstyle math:fontsize="8pt">
              <math:mrow>
                <math:mo math:stretchy="false"></math:mo>
              </math:mrow>
            </math:mstyle>
          </math:msubsup>
        </math:mrow>
      </math:mstyle>
      <math:mrow/>
    </math:mrow>
    <math:annotation math:encoding="StarMath 5.0"> size 12{g rSub { size 8{k} }  rSup { size 8{%THETA} } } {}</math:annotation>
  </math:semantics>
</math:math>
</file>

<file path=ObjFEEE6CB5/content.xml><?xml version="1.0" encoding="utf-8"?>
<!DOCTYPE math  PUBLIC '-//OpenOffice.org//DTD Modified W3C MathML 1.01//EN'  'math.dtd'>
<math:math xmlns:math="http://www.w3.org/1998/Math/MathML">
  <math:semantics>
    <math:mrow>
      <math:mstyle math:fontsize="12pt">
        <math:mrow>
          <math:msubsup>
            <math:mi>g</math:mi>
            <math:mstyle math:fontsize="8pt">
              <math:mrow>
                <math:mrow>
                  <math:mi>k</math:mi>
                  <math:mo math:stretchy="false"></math:mo>
                  <math:mn>1</math:mn>
                </math:mrow>
              </math:mrow>
            </math:mstyle>
            <math:mstyle math:fontsize="8pt">
              <math:mrow>
                <math:mo math:stretchy="false"></math:mo>
              </math:mrow>
            </math:mstyle>
          </math:msubsup>
        </math:mrow>
      </math:mstyle>
      <math:mrow/>
    </math:mrow>
    <math:annotation math:encoding="StarMath 5.0"> size 12{g rSub { size 8{k+1} }  rSup { size 8{%THETA} } } {}</math:annotation>
  </math:semantics>
</math:math>
</file>

<file path=ObjFEEE6CB8/content.xml><?xml version="1.0" encoding="utf-8"?>
<!DOCTYPE math  PUBLIC '-//OpenOffice.org//DTD Modified W3C MathML 1.01//EN'  'math.dtd'>
<math:math xmlns:math="http://www.w3.org/1998/Math/MathML">
  <math:semantics>
    <math:mrow>
      <math:mstyle math:fontsize="12pt">
        <math:mrow>
          <math:msubsup>
            <math:mi>g</math:mi>
            <math:mstyle math:fontsize="8pt">
              <math:mrow>
                <math:mrow>
                  <math:mi>k</math:mi>
                  <math:mo math:stretchy="false"></math:mo>
                  <math:mn>1</math:mn>
                </math:mrow>
              </math:mrow>
            </math:mstyle>
            <math:mstyle math:fontsize="8pt">
              <math:mrow>
                <math:mo math:stretchy="false"></math:mo>
              </math:mrow>
            </math:mstyle>
          </math:msubsup>
        </math:mrow>
      </math:mstyle>
      <math:mrow/>
    </math:mrow>
    <math:annotation math:encoding="StarMath 5.0"> size 12{g rSub { size 8{k+1} }  rSup { size 8{%THETA} } } {}</math:annotation>
  </math:semantics>
</math:math>
</file>

<file path=ObjFEEE6CBA/content.xml><?xml version="1.0" encoding="utf-8"?>
<!DOCTYPE math  PUBLIC '-//OpenOffice.org//DTD Modified W3C MathML 1.01//EN'  'math.dtd'>
<math:math xmlns:math="http://www.w3.org/1998/Math/MathML">
  <math:semantics>
    <math:mrow>
      <math:mstyle math:fontsize="12pt">
        <math:mrow>
          <math:mrow>
            <math:msub>
              <math:mo math:stretchy="false"></math:mo>
              <math:mstyle math:fontsize="8pt">
                <math:mrow>
                  <math:mstyle math:fontstyle="italic">
                    <math:mrow>
                      <math:mtext>hebb</math:mtext>
                    </math:mrow>
                  </math:mstyle>
                </math:mrow>
              </math:mstyle>
            </math:msub>
            <math:mrow>
              <math:msub>
                <math:mi>w</math:mi>
                <math:mstyle math:fontsize="8pt">
                  <math:mrow>
                    <math:mstyle math:fontstyle="italic">
                      <math:mrow>
                        <math:mtext>ij</math:mtext>
                      </math:mrow>
                    </math:mstyle>
                  </math:mrow>
                </math:mstyle>
              </math:msub>
              <math:mo math:stretchy="false">=</math:mo>
              <math:msubsup>
                <math:mi>x</math:mi>
                <math:mstyle math:fontsize="8pt">
                  <math:mrow>
                    <math:mi>i</math:mi>
                  </math:mrow>
                </math:mstyle>
                <math:mstyle math:fontsize="8pt">
                  <math:mrow>
                    <math:mrow>
                      <math:mo math:stretchy="false"></math:mo>
                      <math:mrow/>
                    </math:mrow>
                  </math:mrow>
                </math:mstyle>
              </math:msubsup>
            </math:mrow>
            <math:mrow>
              <math:msubsup>
                <math:mi>y</math:mi>
                <math:mstyle math:fontsize="8pt">
                  <math:mrow>
                    <math:mi>j</math:mi>
                  </math:mrow>
                </math:mstyle>
                <math:mstyle math:fontsize="8pt">
                  <math:mrow>
                    <math:mrow>
                      <math:mo math:stretchy="false"></math:mo>
                      <math:mrow/>
                    </math:mrow>
                  </math:mrow>
                </math:mstyle>
              </math:msubsup>
              <math:mo math:stretchy="false">−</math:mo>
              <math:msubsup>
                <math:mi>y</math:mi>
                <math:mstyle math:fontsize="8pt">
                  <math:mrow>
                    <math:mi>j</math:mi>
                  </math:mrow>
                </math:mstyle>
                <math:mstyle math:fontsize="8pt">
                  <math:mrow>
                    <math:mrow>
                      <math:mo math:stretchy="false"></math:mo>
                      <math:mrow/>
                    </math:mrow>
                  </math:mrow>
                </math:mstyle>
              </math:msubsup>
            </math:mrow>
            <math:mrow>
              <math:msub>
                <math:mi>w</math:mi>
                <math:mstyle math:fontsize="8pt">
                  <math:mrow>
                    <math:mstyle math:fontstyle="italic">
                      <math:mrow>
                        <math:mtext>ij</math:mtext>
                      </math:mrow>
                    </math:mstyle>
                  </math:mrow>
                </math:mstyle>
              </math:msub>
              <math:mo math:stretchy="false">=</math:mo>
              <math:msubsup>
                <math:mi>y</math:mi>
                <math:mstyle math:fontsize="8pt">
                  <math:mrow>
                    <math:mi>j</math:mi>
                  </math:mrow>
                </math:mstyle>
                <math:mstyle math:fontsize="8pt">
                  <math:mrow>
                    <math:mrow>
                      <math:mo math:stretchy="false"></math:mo>
                      <math:mrow/>
                    </math:mrow>
                  </math:mrow>
                </math:mstyle>
              </math:msubsup>
            </math:mrow>
            <math:mo math:stretchy="false"></math:mo>
            <math:mrow>
              <math:msubsup>
                <math:mi>x</math:mi>
                <math:mstyle math:fontsize="8pt">
                  <math:mrow>
                    <math:mi>i</math:mi>
                  </math:mrow>
                </math:mstyle>
                <math:mstyle math:fontsize="8pt">
                  <math:mrow>
                    <math:mrow>
                      <math:mo math:stretchy="false"></math:mo>
                      <math:mrow/>
                    </math:mrow>
                  </math:mrow>
                </math:mstyle>
              </math:msubsup>
              <math:mo math:stretchy="false">−</math:mo>
              <math:msub>
                <math:mi>w</math:mi>
                <math:mstyle math:fontsize="8pt">
                  <math:mrow>
                    <math:mstyle math:fontstyle="italic">
                      <math:mrow>
                        <math:mtext>ij</math:mtext>
                      </math:mrow>
                    </math:mstyle>
                  </math:mrow>
                </math:mstyle>
              </math:msub>
            </math:mrow>
            <math:mo math:stretchy="false"></math:mo>
          </math:mrow>
        </math:mrow>
      </math:mstyle>
      <math:mrow/>
    </math:mrow>
    <math:annotation math:encoding="StarMath 5.0"> size 12{%DELTA rSub { size 8{ ital "hebb"} } w rSub { size 8{ ital "ij"} } =x rSub { size 8{i} }  rSup { size 8{+{}} } y rSub { size 8{j} }  rSup { size 8{+{}} }  - y rSub { size 8{j} }  rSup { size 8{+{}} } w rSub { size 8{ ital "ij"} } =y rSub { size 8{j} }  rSup { size 8{+{}} }  \( x rSub { size 8{i} }  rSup { size 8{+{}} }  - w rSub { size 8{ ital "ij"} }  \) } {}</math:annotation>
  </math:semantics>
</math:math>
</file>

<file path=ObjFEEE6CBB/content.xml><?xml version="1.0" encoding="utf-8"?>
<!DOCTYPE math  PUBLIC '-//OpenOffice.org//DTD Modified W3C MathML 1.01//EN'  'math.dtd'>
<math:math xmlns:math="http://www.w3.org/1998/Math/MathML">
  <math:semantics>
    <math:mrow>
      <math:mstyle math:fontsize="12pt">
        <math:mrow>
          <math:mrow>
            <math:msub>
              <math:mo math:stretchy="false"></math:mo>
              <math:mstyle math:fontsize="8pt">
                <math:mrow>
                  <math:mstyle math:fontstyle="italic">
                    <math:mrow>
                      <math:mtext>err</math:mtext>
                    </math:mrow>
                  </math:mstyle>
                </math:mrow>
              </math:mstyle>
            </math:msub>
            <math:mrow>
              <math:msub>
                <math:mi>w</math:mi>
                <math:mstyle math:fontsize="8pt">
                  <math:mrow>
                    <math:mstyle math:fontstyle="italic">
                      <math:mrow>
                        <math:mtext>ij</math:mtext>
                      </math:mrow>
                    </math:mstyle>
                  </math:mrow>
                </math:mstyle>
              </math:msub>
              <math:mo math:stretchy="false">=</math:mo>
              <math:msubsup>
                <math:mi>x</math:mi>
                <math:mstyle math:fontsize="8pt">
                  <math:mrow>
                    <math:mi>i</math:mi>
                  </math:mrow>
                </math:mstyle>
                <math:mstyle math:fontsize="8pt">
                  <math:mrow>
                    <math:mrow>
                      <math:mo math:stretchy="false"></math:mo>
                      <math:mrow/>
                    </math:mrow>
                  </math:mrow>
                </math:mstyle>
              </math:msubsup>
            </math:mrow>
            <math:mrow>
              <math:msubsup>
                <math:mi>y</math:mi>
                <math:mstyle math:fontsize="8pt">
                  <math:mrow>
                    <math:mi>j</math:mi>
                  </math:mrow>
                </math:mstyle>
                <math:mstyle math:fontsize="8pt">
                  <math:mrow>
                    <math:mrow>
                      <math:mo math:stretchy="false"></math:mo>
                      <math:mrow/>
                    </math:mrow>
                  </math:mrow>
                </math:mstyle>
              </math:msubsup>
              <math:mo math:stretchy="false">−</math:mo>
              <math:msubsup>
                <math:mi>x</math:mi>
                <math:mstyle math:fontsize="8pt">
                  <math:mrow>
                    <math:mi>i</math:mi>
                  </math:mrow>
                </math:mstyle>
                <math:mstyle math:fontsize="8pt">
                  <math:mrow>
                    <math:mrow>
                      <math:mo math:stretchy="false">−</math:mo>
                      <math:mrow/>
                    </math:mrow>
                  </math:mrow>
                </math:mstyle>
              </math:msubsup>
            </math:mrow>
            <math:msubsup>
              <math:mi>y</math:mi>
              <math:mstyle math:fontsize="8pt">
                <math:mrow>
                  <math:mi>j</math:mi>
                </math:mrow>
              </math:mstyle>
              <math:mstyle math:fontsize="8pt">
                <math:mrow>
                  <math:mrow>
                    <math:mo math:stretchy="false">−</math:mo>
                    <math:mrow/>
                  </math:mrow>
                </math:mrow>
              </math:mstyle>
            </math:msubsup>
          </math:mrow>
        </math:mrow>
      </math:mstyle>
      <math:mrow/>
    </math:mrow>
    <math:annotation math:encoding="StarMath 5.0"> size 12{%DELTA rSub { size 8{ ital "err"} } w rSub { size 8{ ital "ij"} } =x rSub { size 8{i} }  rSup { size 8{+{}} } y rSub { size 8{j} }  rSup { size 8{+{}} }  - x rSub { size 8{i} }  rSup { size 8{ - {}} } y rSub { size 8{j} }  rSup { size 8{ - {}} } } {}</math:annotation>
  </math:semantics>
</math:math>
</file>

<file path=ObjFEEE6CBC/content.xml><?xml version="1.0" encoding="utf-8"?>
<!DOCTYPE math  PUBLIC '-//OpenOffice.org//DTD Modified W3C MathML 1.01//EN'  'math.dtd'>
<math:math xmlns:math="http://www.w3.org/1998/Math/MathML">
  <math:semantics>
    <math:mrow>
      <math:mstyle math:fontsize="12pt">
        <math:mrow>
          <math:mrow>
            <math:msub>
              <math:mo math:stretchy="false"></math:mo>
              <math:mstyle math:fontsize="8pt">
                <math:mrow>
                  <math:mstyle math:fontstyle="italic">
                    <math:mrow>
                      <math:mtext>sberr</math:mtext>
                    </math:mrow>
                  </math:mstyle>
                </math:mrow>
              </math:mstyle>
            </math:msub>
            <math:mrow>
              <math:msub>
                <math:mi>w</math:mi>
                <math:mstyle math:fontsize="8pt">
                  <math:mrow>
                    <math:mstyle math:fontstyle="italic">
                      <math:mrow>
                        <math:mtext>ij</math:mtext>
                      </math:mrow>
                    </math:mstyle>
                  </math:mrow>
                </math:mstyle>
              </math:msub>
              <math:mo math:stretchy="false">=</math:mo>
              <math:mo math:stretchy="false">[</math:mo>
            </math:mrow>
            <math:msub>
              <math:mo math:stretchy="false"></math:mo>
              <math:mstyle math:fontsize="8pt">
                <math:mrow>
                  <math:mstyle math:fontstyle="italic">
                    <math:mrow>
                      <math:mtext>err</math:mtext>
                    </math:mrow>
                  </math:mstyle>
                </math:mrow>
              </math:mstyle>
            </math:msub>
            <math:msub>
              <math:mo math:stretchy="false">]</math:mo>
              <math:mstyle math:fontsize="8pt">
                <math:mrow>
                  <math:mrow>
                    <math:mo math:stretchy="false"></math:mo>
                    <math:mrow/>
                  </math:mrow>
                </math:mrow>
              </math:mstyle>
            </math:msub>
            <math:mo math:stretchy="false"></math:mo>
            <math:mrow>
              <math:mn>1</math:mn>
              <math:mo math:stretchy="false">−</math:mo>
              <math:msub>
                <math:mi>w</math:mi>
                <math:mstyle math:fontsize="8pt">
                  <math:mrow>
                    <math:mstyle math:fontstyle="italic">
                      <math:mrow>
                        <math:mtext>ij</math:mtext>
                      </math:mrow>
                    </math:mstyle>
                  </math:mrow>
                </math:mstyle>
              </math:msub>
            </math:mrow>
            <math:mrow>
              <math:mo math:stretchy="false"></math:mo>
              <math:mo math:stretchy="false"></math:mo>
              <math:mo math:stretchy="false">[</math:mo>
            </math:mrow>
            <math:msub>
              <math:mo math:stretchy="false"></math:mo>
              <math:mstyle math:fontsize="8pt">
                <math:mrow>
                  <math:mstyle math:fontstyle="italic">
                    <math:mrow>
                      <math:mtext>err</math:mtext>
                    </math:mrow>
                  </math:mstyle>
                </math:mrow>
              </math:mstyle>
            </math:msub>
            <math:msub>
              <math:mo math:stretchy="false">]</math:mo>
              <math:mstyle math:fontsize="8pt">
                <math:mrow>
                  <math:mrow>
                    <math:mo math:stretchy="false">−</math:mo>
                    <math:mrow/>
                  </math:mrow>
                </math:mrow>
              </math:mstyle>
            </math:msub>
            <math:msub>
              <math:mi>w</math:mi>
              <math:mstyle math:fontsize="8pt">
                <math:mrow>
                  <math:mstyle math:fontstyle="italic">
                    <math:mrow>
                      <math:mtext>ij</math:mtext>
                    </math:mrow>
                  </math:mstyle>
                </math:mrow>
              </math:mstyle>
            </math:msub>
          </math:mrow>
        </math:mrow>
      </math:mstyle>
      <math:mrow/>
    </math:mrow>
    <math:annotation math:encoding="StarMath 5.0"> size 12{%DELTA rSub { size 8{ ital "sberr"} } w rSub { size 8{ ital "ij"} } = \[ %DELTA rSub { size 8{ ital "err"} }  \]  rSub { size 8{+{}} }  \( 1 - w rSub { size 8{ ital "ij"} }  \) + \[ %DELTA rSub { size 8{ ital "err"} }  \]  rSub { size 8{ - {}} } w rSub { size 8{ ital "ij"} } } {}</math:annotation>
  </math:semantics>
</math:math>
</file>

<file path=ObjFEEE6CBD/content.xml><?xml version="1.0" encoding="utf-8"?>
<!DOCTYPE math  PUBLIC '-//OpenOffice.org//DTD Modified W3C MathML 1.01//EN'  'math.dtd'>
<math:math xmlns:math="http://www.w3.org/1998/Math/MathML">
  <math:semantics>
    <math:mrow>
      <math:mstyle math:fontsize="12pt">
        <math:mrow>
          <math:msub>
            <math:mi>k</math:mi>
            <math:mstyle math:fontsize="8pt">
              <math:mrow>
                <math:mstyle math:fontstyle="italic">
                  <math:mrow>
                    <math:mtext>hebb</math:mtext>
                  </math:mrow>
                </math:mstyle>
              </math:mrow>
            </math:mstyle>
          </math:msub>
        </math:mrow>
      </math:mstyle>
      <math:mrow/>
    </math:mrow>
    <math:annotation math:encoding="StarMath 5.0"> size 12{k rSub { size 8{ ital "hebb"} } } {}</math:annotation>
  </math:semantics>
</math:math>
</file>

<file path=ObjFEEE6CBE/content.xml><?xml version="1.0" encoding="utf-8"?>
<!DOCTYPE math  PUBLIC '-//OpenOffice.org//DTD Modified W3C MathML 1.01//EN'  'math.dtd'>
<math:math xmlns:math="http://www.w3.org/1998/Math/MathML">
  <math:semantics>
    <math:mrow/>
    <math:annotation math:encoding="StarMath 5.0">{}</math:annotation>
  </math:semantics>
</math:math>
</file>

<file path=ObjFEEE6CBF/content.xml><?xml version="1.0" encoding="utf-8"?>
<!DOCTYPE math  PUBLIC '-//OpenOffice.org//DTD Modified W3C MathML 1.01//EN'  'math.dtd'>
<math:math xmlns:math="http://www.w3.org/1998/Math/MathML">
  <math:semantics>
    <math:mrow>
      <math:mstyle math:fontsize="12pt">
        <math:mrow>
          <math:mrow>
            <math:mo math:stretchy="false"></math:mo>
            <math:mrow>
              <math:msub>
                <math:mi>w</math:mi>
                <math:mstyle math:fontsize="8pt">
                  <math:mrow>
                    <math:mstyle math:fontstyle="italic">
                      <math:mrow>
                        <math:mtext>ij</math:mtext>
                      </math:mrow>
                    </math:mstyle>
                  </math:mrow>
                </math:mstyle>
              </math:msub>
              <math:mo math:stretchy="false">=</math:mo>
              <math:mo math:stretchy="false"></math:mo>
            </math:mrow>
            <math:mo math:stretchy="false">[</math:mo>
            <math:msub>
              <math:mi>k</math:mi>
              <math:mstyle math:fontsize="8pt">
                <math:mrow>
                  <math:mstyle math:fontstyle="italic">
                    <math:mrow>
                      <math:mtext>hebb</math:mtext>
                    </math:mrow>
                  </math:mstyle>
                </math:mrow>
              </math:mstyle>
            </math:msub>
            <math:mo math:stretchy="false"></math:mo>
            <math:msub>
              <math:mo math:stretchy="false"></math:mo>
              <math:mstyle math:fontsize="8pt">
                <math:mrow>
                  <math:mstyle math:fontstyle="italic">
                    <math:mrow>
                      <math:mtext>hebb</math:mtext>
                    </math:mrow>
                  </math:mstyle>
                </math:mrow>
              </math:mstyle>
            </math:msub>
            <math:mrow>
              <math:mo math:stretchy="false"></math:mo>
              <math:mo math:stretchy="false"></math:mo>
              <math:mo math:stretchy="false"></math:mo>
            </math:mrow>
            <math:mrow>
              <math:mn>1</math:mn>
              <math:mo math:stretchy="false">−</math:mo>
              <math:msub>
                <math:mi>k</math:mi>
                <math:mstyle math:fontsize="8pt">
                  <math:mrow>
                    <math:mstyle math:fontstyle="italic">
                      <math:mrow>
                        <math:mtext>hebb</math:mtext>
                      </math:mrow>
                    </math:mstyle>
                  </math:mrow>
                </math:mstyle>
              </math:msub>
            </math:mrow>
            <math:mo math:stretchy="false"></math:mo>
            <math:mo math:stretchy="false"></math:mo>
            <math:msub>
              <math:mo math:stretchy="false"></math:mo>
              <math:mstyle math:fontsize="8pt">
                <math:mrow>
                  <math:mstyle math:fontstyle="italic">
                    <math:mrow>
                      <math:mtext>sberr</math:mtext>
                    </math:mrow>
                  </math:mstyle>
                </math:mrow>
              </math:mstyle>
            </math:msub>
            <math:mo math:stretchy="false"></math:mo>
            <math:mo math:stretchy="false">]</math:mo>
          </math:mrow>
        </math:mrow>
      </math:mstyle>
      <math:mrow/>
    </math:mrow>
    <math:annotation math:encoding="StarMath 5.0"> size 12{%DELTA w rSub { size 8{ ital "ij"} } =%epsilon \[ k rSub { size 8{ ital "hebb"} }  \( %DELTA rSub { size 8{ ital "hebb"} }  \) + \( 1 - k rSub { size 8{ ital "hebb"} }  \)  \( %DELTA rSub { size 8{ ital "sberr"} }  \)  \] } {}</math:annotation>
  </math:semantics>
</math:math>
</file>

<file path=ObjFEEE6CC0/content.xml><?xml version="1.0" encoding="utf-8"?>
<!DOCTYPE math  PUBLIC '-//OpenOffice.org//DTD Modified W3C MathML 1.01//EN'  'math.dtd'>
<math:math xmlns:math="http://www.w3.org/1998/Math/MathML">
  <math:semantics>
    <math:mrow>
      <math:mstyle math:fontsize="12pt">
        <math:mrow>
          <math:mrow>
            <math:mo math:stretchy="false"></math:mo>
            <math:mrow>
              <math:msub>
                <math:mi>w</math:mi>
                <math:mstyle math:fontsize="8pt">
                  <math:mrow>
                    <math:mstyle math:fontstyle="italic">
                      <math:mrow>
                        <math:mtext>ij</math:mtext>
                      </math:mrow>
                    </math:mstyle>
                  </math:mrow>
                </math:mstyle>
              </math:msub>
              <math:mo math:stretchy="false">=</math:mo>
              <math:msub>
                <math:mi>x</math:mi>
                <math:mstyle math:fontsize="8pt">
                  <math:mrow>
                    <math:mi>i</math:mi>
                  </math:mrow>
                </math:mstyle>
              </math:msub>
            </math:mrow>
            <math:msub>
              <math:mi>y</math:mi>
              <math:mstyle math:fontsize="8pt">
                <math:mrow>
                  <math:mi>j</math:mi>
                </math:mrow>
              </math:mstyle>
            </math:msub>
          </math:mrow>
        </math:mrow>
      </math:mstyle>
      <math:mrow/>
    </math:mrow>
    <math:annotation math:encoding="StarMath 5.0"> size 12{%DELTA w rSub { size 8{ ital "ij"} } =x rSub { size 8{i} } y rSub { size 8{j} } } {}</math:annotation>
  </math:semantics>
</math:math>
</file>

<file path=ObjFEEE6CC1/content.xml><?xml version="1.0" encoding="utf-8"?>
<!DOCTYPE math  PUBLIC '-//OpenOffice.org//DTD Modified W3C MathML 1.01//EN'  'math.dtd'>
<math:math xmlns:math="http://www.w3.org/1998/Math/MathML">
  <math:semantics>
    <math:mrow>
      <math:mstyle math:fontsize="12pt">
        <math:mrow>
          <math:mrow>
            <math:msub>
              <math:mo math:stretchy="false"></math:mo>
              <math:mstyle math:fontsize="8pt">
                <math:mrow>
                  <math:mstyle math:fontstyle="italic">
                    <math:mrow>
                      <math:mtext>hebb</math:mtext>
                    </math:mrow>
                  </math:mstyle>
                </math:mrow>
              </math:mstyle>
            </math:msub>
            <math:mrow>
              <math:msub>
                <math:mi>w</math:mi>
                <math:mstyle math:fontsize="8pt">
                  <math:mrow>
                    <math:mstyle math:fontstyle="italic">
                      <math:mrow>
                        <math:mtext>ij</math:mtext>
                      </math:mrow>
                    </math:mstyle>
                  </math:mrow>
                </math:mstyle>
              </math:msub>
              <math:mo math:stretchy="false">=</math:mo>
              <math:msub>
                <math:mi>x</math:mi>
                <math:mstyle math:fontsize="8pt">
                  <math:mrow>
                    <math:mi>i</math:mi>
                  </math:mrow>
                </math:mstyle>
              </math:msub>
            </math:mrow>
            <math:mrow>
              <math:msub>
                <math:mi>y</math:mi>
                <math:mstyle math:fontsize="8pt">
                  <math:mrow>
                    <math:mi>j</math:mi>
                  </math:mrow>
                </math:mstyle>
              </math:msub>
              <math:mo math:stretchy="false">−</math:mo>
              <math:msub>
                <math:mi>y</math:mi>
                <math:mstyle math:fontsize="8pt">
                  <math:mrow>
                    <math:mi>j</math:mi>
                  </math:mrow>
                </math:mstyle>
              </math:msub>
            </math:mrow>
            <math:mrow>
              <math:msub>
                <math:mi>w</math:mi>
                <math:mstyle math:fontsize="8pt">
                  <math:mrow>
                    <math:mstyle math:fontstyle="italic">
                      <math:mrow>
                        <math:mtext>ij</math:mtext>
                      </math:mrow>
                    </math:mstyle>
                  </math:mrow>
                </math:mstyle>
              </math:msub>
              <math:mo math:stretchy="false">=</math:mo>
              <math:msub>
                <math:mi>y</math:mi>
                <math:mstyle math:fontsize="8pt">
                  <math:mrow>
                    <math:mi>j</math:mi>
                  </math:mrow>
                </math:mstyle>
              </math:msub>
            </math:mrow>
            <math:mo math:stretchy="false"></math:mo>
            <math:mrow>
              <math:msub>
                <math:mi>x</math:mi>
                <math:mstyle math:fontsize="8pt">
                  <math:mrow>
                    <math:mi>i</math:mi>
                  </math:mrow>
                </math:mstyle>
              </math:msub>
              <math:mo math:stretchy="false">−</math:mo>
              <math:msub>
                <math:mi>w</math:mi>
                <math:mstyle math:fontsize="8pt">
                  <math:mrow>
                    <math:mstyle math:fontstyle="italic">
                      <math:mrow>
                        <math:mtext>ij</math:mtext>
                      </math:mrow>
                    </math:mstyle>
                  </math:mrow>
                </math:mstyle>
              </math:msub>
            </math:mrow>
            <math:mo math:stretchy="false"></math:mo>
          </math:mrow>
        </math:mrow>
      </math:mstyle>
      <math:mrow/>
    </math:mrow>
    <math:annotation math:encoding="StarMath 5.0"> size 12{%DELTA rSub { size 8{ ital "hebb"} } w rSub { size 8{ ital "ij"} } =x rSub { size 8{i} } y rSub { size 8{j} }  - y rSub { size 8{j} } w rSub { size 8{ ital "ij"} } =y rSub { size 8{j} }  \( x rSub { size 8{i} }  - w rSub { size 8{ ital "ij"} }  \) } {}</math:annotation>
  </math:semantics>
</math:math>
</file>

<file path=ObjFEEE6CC2/content.xml><?xml version="1.0" encoding="utf-8"?>
<!DOCTYPE math  PUBLIC '-//OpenOffice.org//DTD Modified W3C MathML 1.01//EN'  'math.dtd'>
<math:math xmlns:math="http://www.w3.org/1998/Math/MathML">
  <math:semantics>
    <math:mrow/>
    <math:annotation math:encoding="StarMath 5.0">{}</math:annotation>
  </math:semantics>
</math:math>
</file>

<file path=ObjFEEE6CC3/content.xml><?xml version="1.0" encoding="utf-8"?>
<!DOCTYPE math  PUBLIC '-//OpenOffice.org//DTD Modified W3C MathML 1.01//EN'  'math.dtd'>
<math:math xmlns:math="http://www.w3.org/1998/Math/MathML">
  <math:semantics>
    <math:mrow>
      <math:mstyle math:fontsize="12pt">
        <math:mrow>
          <math:mrow>
            <math:mo math:stretchy="false"></math:mo>
            <math:mrow>
              <math:msub>
                <math:mi>w</math:mi>
                <math:mstyle math:fontsize="8pt">
                  <math:mrow>
                    <math:mstyle math:fontstyle="italic">
                      <math:mrow>
                        <math:mtext>ij</math:mtext>
                      </math:mrow>
                    </math:mstyle>
                  </math:mrow>
                </math:mstyle>
              </math:msub>
              <math:mo math:stretchy="false">=</math:mo>
              <math:mo math:stretchy="false"></math:mo>
            </math:mrow>
            <math:mo math:stretchy="false">[</math:mo>
            <math:msub>
              <math:mi>y</math:mi>
              <math:mstyle math:fontsize="8pt">
                <math:mrow>
                  <math:mi>j</math:mi>
                </math:mrow>
              </math:mstyle>
            </math:msub>
            <math:msub>
              <math:mi>x</math:mi>
              <math:mstyle math:fontsize="8pt">
                <math:mrow>
                  <math:mi>i</math:mi>
                </math:mrow>
              </math:mstyle>
            </math:msub>
            <math:mo math:stretchy="false"></math:mo>
            <math:mrow>
              <math:mi>m</math:mi>
              <math:mo math:stretchy="false">−</math:mo>
              <math:msub>
                <math:mi>w</math:mi>
                <math:mstyle math:fontsize="8pt">
                  <math:mrow>
                    <math:mstyle math:fontstyle="italic">
                      <math:mrow>
                        <math:mtext>ij</math:mtext>
                      </math:mrow>
                    </math:mstyle>
                  </math:mrow>
                </math:mstyle>
              </math:msub>
            </math:mrow>
            <math:mrow>
              <math:mo math:stretchy="false"></math:mo>
              <math:mo math:stretchy="false"></math:mo>
              <math:msub>
                <math:mi>y</math:mi>
                <math:mstyle math:fontsize="8pt">
                  <math:mrow>
                    <math:mi>j</math:mi>
                  </math:mrow>
                </math:mstyle>
              </math:msub>
            </math:mrow>
            <math:mo math:stretchy="false"></math:mo>
            <math:mrow>
              <math:mn>1</math:mn>
              <math:mo math:stretchy="false">−</math:mo>
              <math:msub>
                <math:mi>x</math:mi>
                <math:mstyle math:fontsize="8pt">
                  <math:mrow>
                    <math:mi>i</math:mi>
                  </math:mrow>
                </math:mstyle>
              </math:msub>
            </math:mrow>
            <math:mo math:stretchy="false"></math:mo>
            <math:mo math:stretchy="false"></math:mo>
            <math:mrow>
              <math:mn>0</math:mn>
              <math:mo math:stretchy="false">−</math:mo>
              <math:msub>
                <math:mi>w</math:mi>
                <math:mstyle math:fontsize="8pt">
                  <math:mrow>
                    <math:mstyle math:fontstyle="italic">
                      <math:mrow>
                        <math:mtext>ij</math:mtext>
                      </math:mrow>
                    </math:mstyle>
                  </math:mrow>
                </math:mstyle>
              </math:msub>
            </math:mrow>
            <math:mo math:stretchy="false"></math:mo>
            <math:mo math:stretchy="false">]</math:mo>
          </math:mrow>
        </math:mrow>
      </math:mstyle>
      <math:mrow/>
    </math:mrow>
    <math:annotation math:encoding="StarMath 5.0"> size 12{%DELTA w rSub { size 8{ ital "ij"} } =%epsilon \[ y rSub { size 8{j} } x rSub { size 8{i} }  \( m - w rSub { size 8{ ital "ij"} }  \) +y rSub { size 8{j} }  \( 1 - x rSub { size 8{i} }  \)  \( 0 - w rSub { size 8{ ital "ij"} }  \)  \] } {}</math:annotation>
  </math:semantics>
</math:math>
</file>

<file path=ObjFEEE6CC4/content.xml><?xml version="1.0" encoding="utf-8"?>
<!DOCTYPE math  PUBLIC '-//OpenOffice.org//DTD Modified W3C MathML 1.01//EN'  'math.dtd'>
<math:math xmlns:math="http://www.w3.org/1998/Math/MathML">
  <math:semantics>
    <math:mrow>
      <math:mstyle math:fontsize="12pt">
        <math:mrow>
          <math:mrow>
            <math:mi>m</math:mi>
            <math:mo math:stretchy="false">=</math:mo>
            <math:mfrac>
              <math:mrow>
                <math:mtext>.</math:mtext>
                <math:mn>5</math:mn>
              </math:mrow>
              <math:msub>
                <math:mo math:stretchy="false"></math:mo>
                <math:mstyle math:fontsize="8pt">
                  <math:mrow>
                    <math:mi>m</math:mi>
                  </math:mrow>
                </math:mstyle>
              </math:msub>
            </math:mfrac>
          </math:mrow>
        </math:mrow>
      </math:mstyle>
      <math:mrow/>
    </math:mrow>
    <math:annotation math:encoding="StarMath 5.0"> size 12{m= {  { "." 5}  over  {%alpha rSub { size 8{m} } } } } {}</math:annotation>
  </math:semantics>
</math:math>
</file>

<file path=ObjFEEE6CC5/content.xml><?xml version="1.0" encoding="utf-8"?>
<!DOCTYPE math  PUBLIC '-//OpenOffice.org//DTD Modified W3C MathML 1.01//EN'  'math.dtd'>
<math:math xmlns:math="http://www.w3.org/1998/Math/MathML">
  <math:semantics>
    <math:mrow>
      <math:mstyle math:fontsize="12pt">
        <math:mrow>
          <math:mrow>
            <math:mrow>
              <math:msub>
                <math:mo math:stretchy="false"></math:mo>
                <math:mstyle math:fontsize="8pt">
                  <math:mrow>
                    <math:mi>m</math:mi>
                  </math:mrow>
                </math:mstyle>
              </math:msub>
              <math:mo math:stretchy="false">=</math:mo>
              <math:mtext>.</math:mtext>
            </math:mrow>
            <math:mrow>
              <math:mn>5</math:mn>
              <math:mo math:stretchy="false">−</math:mo>
              <math:msub>
                <math:mi>q</math:mi>
                <math:mstyle math:fontsize="8pt">
                  <math:mrow>
                    <math:mi>m</math:mi>
                  </math:mrow>
                </math:mstyle>
              </math:msub>
            </math:mrow>
            <math:mo math:stretchy="false"></math:mo>
            <math:mtext>.</math:mtext>
            <math:mrow>
              <math:mn>5</math:mn>
              <math:mo math:stretchy="false">−</math:mo>
              <math:mo math:stretchy="false"></math:mo>
            </math:mrow>
            <math:mo math:stretchy="false"></math:mo>
          </math:mrow>
        </math:mrow>
      </math:mstyle>
      <math:mrow/>
    </math:mrow>
    <math:annotation math:encoding="StarMath 5.0"> size 12{%alpha rSub { size 8{m} } = "." 5 - q rSub { size 8{m} }  \(  "." 5 - %alpha \) } {}</math:annotation>
  </math:semantics>
</math:math>
</file>

<file path=ObjFEEE6CC6/content.xml><?xml version="1.0" encoding="utf-8"?>
<!DOCTYPE math  PUBLIC '-//OpenOffice.org//DTD Modified W3C MathML 1.01//EN'  'math.dtd'>
<math:math xmlns:math="http://www.w3.org/1998/Math/MathML">
  <math:semantics>
    <math:mrow>
      <math:mstyle math:fontsize="12pt">
        <math:mrow>
          <math:mo math:stretchy="false"></math:mo>
        </math:mrow>
      </math:mstyle>
      <math:mrow/>
    </math:mrow>
    <math:annotation math:encoding="StarMath 5.0"> size 12{%alpha} {}</math:annotation>
  </math:semantics>
</math:math>
</file>

<file path=ObjFEEE6CC7/content.xml><?xml version="1.0" encoding="utf-8"?>
<!DOCTYPE math  PUBLIC '-//OpenOffice.org//DTD Modified W3C MathML 1.01//EN'  'math.dtd'>
<math:math xmlns:math="http://www.w3.org/1998/Math/MathML">
  <math:semantics>
    <math:mrow>
      <math:mstyle math:fontsize="12pt">
        <math:mrow>
          <math:mrow>
            <math:mover math:accent="true">
              <math:msub>
                <math:mi>w</math:mi>
                <math:mstyle math:fontsize="8pt">
                  <math:mrow>
                    <math:mstyle math:fontstyle="italic">
                      <math:mrow>
                        <math:mtext>ij</math:mtext>
                      </math:mrow>
                    </math:mstyle>
                  </math:mrow>
                </math:mstyle>
              </math:msub>
              <math:mo math:stretchy="false"></math:mo>
            </math:mover>
            <math:mo math:stretchy="false">=</math:mo>
            <math:mfrac>
              <math:mn>1</math:mn>
              <math:mrow>
                <math:mn>1</math:mn>
                <math:mo math:stretchy="false"></math:mo>
                <math:msup>
                  <math:mfenced math:open="" math:close="">
                    <math:mrow>
                      <math:mo math:stretchy="false"></math:mo>
                      <math:mfrac>
                        <math:msub>
                          <math:mi>w</math:mi>
                          <math:mstyle math:fontsize="8pt">
                            <math:mrow>
                              <math:mstyle math:fontstyle="italic">
                                <math:mrow>
                                  <math:mtext>ij</math:mtext>
                                </math:mrow>
                              </math:mstyle>
                            </math:mrow>
                          </math:mstyle>
                        </math:msub>
                        <math:mrow>
                          <math:mn>1</math:mn>
                          <math:mo math:stretchy="false">−</math:mo>
                          <math:msub>
                            <math:mi>w</math:mi>
                            <math:mstyle math:fontsize="8pt">
                              <math:mrow>
                                <math:mstyle math:fontstyle="italic">
                                  <math:mrow>
                                    <math:mtext>ij</math:mtext>
                                  </math:mrow>
                                </math:mstyle>
                              </math:mrow>
                            </math:mstyle>
                          </math:msub>
                        </math:mrow>
                      </math:mfrac>
                    </math:mrow>
                  </math:mfenced>
                  <math:mstyle math:fontsize="8pt">
                    <math:mrow>
                      <math:mrow>
                        <math:mo math:stretchy="false">−</math:mo>
                        <math:mo math:stretchy="false"></math:mo>
                      </math:mrow>
                    </math:mrow>
                  </math:mstyle>
                </math:msup>
              </math:mrow>
            </math:mfrac>
          </math:mrow>
        </math:mrow>
      </math:mstyle>
      <math:mrow/>
    </math:mrow>
    <math:annotation math:encoding="StarMath 5.0"> size 12{ hat  {w} rSub { size 8{ ital "ij"} } = {  {1}  over  {1+ left (%theta {  {w rSub { size 8{ ital "ij"} } }  over  {1 - w rSub { size 8{ ital "ij"} } } }  right ) rSup { size 8{ - %gamma} } } } } {}</math:annotation>
  </math:semantics>
</math:math>
</file>

<file path=ObjFEEE6CC8/content.xml><?xml version="1.0" encoding="utf-8"?>
<!DOCTYPE math  PUBLIC '-//OpenOffice.org//DTD Modified W3C MathML 1.01//EN'  'math.dtd'>
<math:math xmlns:math="http://www.w3.org/1998/Math/MathML">
  <math:semantics>
    <math:mrow>
      <math:mstyle math:fontsize="12pt">
        <math:mrow>
          <math:mover math:accent="true">
            <math:msub>
              <math:mi>w</math:mi>
              <math:mstyle math:fontsize="8pt">
                <math:mrow>
                  <math:mstyle math:fontstyle="italic">
                    <math:mrow>
                      <math:mtext>ij</math:mtext>
                    </math:mrow>
                  </math:mstyle>
                </math:mrow>
              </math:mstyle>
            </math:msub>
            <math:mo math:stretchy="false"></math:mo>
          </math:mover>
        </math:mrow>
      </math:mstyle>
      <math:mrow/>
    </math:mrow>
    <math:annotation math:encoding="StarMath 5.0"> size 12{ hat  {w} rSub { size 8{ ital "ij"} } } {}</math:annotation>
  </math:semantics>
</math:math>
</file>

<file path=ObjFEEE6CC9/content.xml><?xml version="1.0" encoding="utf-8"?>
<!DOCTYPE math  PUBLIC '-//OpenOffice.org//DTD Modified W3C MathML 1.01//EN'  'math.dtd'>
<math:math xmlns:math="http://www.w3.org/1998/Math/MathML">
  <math:semantics>
    <math:mrow>
      <math:mstyle math:fontsize="12pt">
        <math:mrow>
          <math:mo math:stretchy="false"></math:mo>
        </math:mrow>
      </math:mstyle>
      <math:mrow/>
    </math:mrow>
    <math:annotation math:encoding="StarMath 5.0"> size 12{%theta} {}</math:annotation>
  </math:semantics>
</math:math>
</file>

<file path=ObjFEEE6CCA/content.xml><?xml version="1.0" encoding="utf-8"?>
<!DOCTYPE math  PUBLIC '-//OpenOffice.org//DTD Modified W3C MathML 1.01//EN'  'math.dtd'>
<math:math xmlns:math="http://www.w3.org/1998/Math/MathML">
  <math:semantics>
    <math:mrow>
      <math:mstyle math:fontsize="12pt">
        <math:mrow>
          <math:mo math:stretchy="false"></math:mo>
        </math:mrow>
      </math:mstyle>
      <math:mrow/>
    </math:mrow>
    <math:annotation math:encoding="StarMath 5.0"> size 12{%gamma} {}</math:annotation>
  </math:semantics>
</math:math>
</file>

<file path=ObjFEEE6CCB/content.xml><?xml version="1.0" encoding="utf-8"?>
<!DOCTYPE math  PUBLIC '-//OpenOffice.org//DTD Modified W3C MathML 1.01//EN'  'math.dtd'>
<math:math xmlns:math="http://www.w3.org/1998/Math/MathML">
  <math:semantics>
    <math:mrow>
      <math:mstyle math:fontsize="12pt">
        <math:mrow>
          <math:mrow>
            <math:msub>
              <math:mi>s</math:mi>
              <math:mstyle math:fontsize="8pt">
                <math:mrow>
                  <math:mstyle math:fontstyle="italic">
                    <math:mrow>
                      <math:mtext>in</math:mtext>
                    </math:mrow>
                  </math:mstyle>
                </math:mrow>
              </math:mstyle>
            </math:msub>
            <math:mo math:stretchy="false">=</math:mo>
            <math:mrow>
              <math:mrow>
                <math:msub>
                  <math:mi>b</math:mi>
                  <math:mstyle math:fontsize="8pt">
                    <math:mrow>
                      <math:mstyle math:fontstyle="italic">
                        <math:mrow>
                          <math:mtext>in</math:mtext>
                        </math:mrow>
                      </math:mstyle>
                    </math:mrow>
                  </math:mstyle>
                </math:msub>
                <math:mo math:stretchy="false"></math:mo>
                <math:mo math:stretchy="false"></math:mo>
              </math:mrow>
              <math:mo math:stretchy="false"></math:mo>
              <math:mo math:stretchy="false"></math:mo>
            </math:mrow>
          </math:mrow>
        </math:mrow>
      </math:mstyle>
      <math:mrow/>
    </math:mrow>
    <math:annotation math:encoding="StarMath 5.0"> size 12{s rSub { size 8{ ital "in"} } =b rSub { size 8{ ital "in"} } +%delta+%nu} {}</math:annotation>
  </math:semantics>
</math:math>
</file>

<file path=ObjFEEE6CCC/content.xml><?xml version="1.0" encoding="utf-8"?>
<!DOCTYPE math  PUBLIC '-//OpenOffice.org//DTD Modified W3C MathML 1.01//EN'  'math.dtd'>
<math:math xmlns:math="http://www.w3.org/1998/Math/MathML">
  <math:semantics>
    <math:mrow>
      <math:mstyle math:fontsize="12pt">
        <math:mrow>
          <math:mrow>
            <math:msub>
              <math:mi>s</math:mi>
              <math:mstyle math:fontsize="8pt">
                <math:mrow>
                  <math:mrow>
                    <math:mstyle math:fontstyle="italic">
                      <math:mrow>
                        <math:mtext>ma</math:mtext>
                      </math:mrow>
                    </math:mstyle>
                    <math:mtext>int</math:mtext>
                  </math:mrow>
                </math:mrow>
              </math:mstyle>
            </math:msub>
            <math:mo math:stretchy="false">=</math:mo>
            <math:mrow>
              <math:mrow>
                <math:msub>
                  <math:mi>b</math:mi>
                  <math:mstyle math:fontsize="8pt">
                    <math:mrow>
                      <math:mrow>
                        <math:mstyle math:fontstyle="italic">
                          <math:mrow>
                            <math:mtext>ma</math:mtext>
                          </math:mrow>
                        </math:mstyle>
                        <math:mtext>int</math:mtext>
                      </math:mrow>
                    </math:mrow>
                  </math:mstyle>
                </math:msub>
                <math:mo math:stretchy="false"></math:mo>
                <math:mo math:stretchy="false"></math:mo>
              </math:mrow>
              <math:mo math:stretchy="false"></math:mo>
              <math:mo math:stretchy="false"></math:mo>
            </math:mrow>
          </math:mrow>
        </math:mrow>
      </math:mstyle>
      <math:mrow/>
    </math:mrow>
    <math:annotation math:encoding="StarMath 5.0"> size 12{s rSub { size 8{ ital "ma""int"} } =b rSub { size 8{ ital "ma""int"} } +%delta+%nu} {}</math:annotation>
  </math:semantics>
</math:math>
</file>

<file path=ObjFEEE6CCD/content.xml><?xml version="1.0" encoding="utf-8"?>
<!DOCTYPE math  PUBLIC '-//OpenOffice.org//DTD Modified W3C MathML 1.01//EN'  'math.dtd'>
<math:math xmlns:math="http://www.w3.org/1998/Math/MathML">
  <math:semantics>
    <math:mrow>
      <math:mstyle math:fontsize="12pt">
        <math:mrow>
          <math:mrow>
            <math:msub>
              <math:mi>g</math:mi>
              <math:mstyle math:fontsize="8pt">
                <math:mrow>
                  <math:mi>h</math:mi>
                </math:mrow>
              </math:mstyle>
            </math:msub>
            <math:mo math:stretchy="false">=</math:mo>
            <math:mrow>
              <math:mo math:stretchy="true">{</math:mo>
              <math:mtable>
                <math:mtr>
                  <math:mtd>
                    <math:mrow>
                      <math:mtable>
                        <math:mtr>
                          <math:mtd>
                            <math:mrow>
                              <math:msub>
                                <math:mi>x</math:mi>
                                <math:mstyle math:fontsize="8pt">
                                  <math:mrow>
                                    <math:mi>i</math:mi>
                                  </math:mrow>
                                </math:mstyle>
                              </math:msub>
                              <math:msub>
                                <math:mo math:stretchy="false"></math:mo>
                                <math:mstyle math:fontsize="8pt">
                                  <math:mrow>
                                    <math:mi>j</math:mi>
                                  </math:mrow>
                                </math:mstyle>
                              </math:msub>
                              <math:mrow/>
                            </math:mrow>
                          </math:mtd>
                          <math:mtd>
                            <math:mrow>
                              <math:mstyle math:fontstyle="italic">
                                <math:mrow>
                                  <math:mtext>if</math:mtext>
                                </math:mrow>
                              </math:mstyle>
                              <math:mrow>
                                <math:msub>
                                  <math:mi>x</math:mi>
                                  <math:mstyle math:fontsize="8pt">
                                    <math:mrow>
                                      <math:mi>i</math:mi>
                                    </math:mrow>
                                  </math:mstyle>
                                </math:msub>
                                <math:mo math:stretchy="false"></math:mo>
                                <math:msub>
                                  <math:mo math:stretchy="false"></math:mo>
                                  <math:mstyle math:fontsize="8pt">
                                    <math:mrow>
                                      <math:mi>m</math:mi>
                                    </math:mrow>
                                  </math:mstyle>
                                </math:msub>
                              </math:mrow>
                              <math:mrow/>
                            </math:mrow>
                          </math:mtd>
                        </math:mtr>
                      </math:mtable>
                      <math:mrow/>
                    </math:mrow>
                  </math:mtd>
                </math:mtr>
                <math:mtr>
                  <math:mtd>
                    <math:mrow>
                      <math:mtable>
                        <math:mtr>
                          <math:mtd>
                            <math:mrow>
                              <math:mn>0</math:mn>
                              <math:mrow/>
                            </math:mrow>
                          </math:mtd>
                          <math:mtd>
                            <math:mrow>
                              <math:mstyle math:fontstyle="italic">
                                <math:mrow>
                                  <math:mtext>otherwise</math:mtext>
                                </math:mrow>
                              </math:mstyle>
                              <math:mrow/>
                            </math:mrow>
                          </math:mtd>
                        </math:mtr>
                      </math:mtable>
                      <math:mrow/>
                    </math:mrow>
                  </math:mtd>
                </math:mtr>
              </math:mtable>
            </math:mrow>
          </math:mrow>
        </math:mrow>
      </math:mstyle>
      <math:mrow/>
    </math:mrow>
    <math:annotation math:encoding="StarMath 5.0"> size 12{g rSub { size 8{h} } = left lbrace  matrix {
 matrix {
x rSub { size 8{i} } %eta rSub { size 8{j} }  {} #  ital "if"x rSub { size 8{i} } &gt;%THETA rSub { size 8{m} } {}
}  {} ##
 matrix {
0 {} #  ital "otherwise"{}
} {}
}  right none } {}</math:annotation>
  </math:semantics>
</math:math>
</file>